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oto Sans" svg:font-family="'Noto Sans'" style:font-family-generic="swiss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mbria" fo:font-size="18pt" officeooo:rsid="000e3b3f" officeooo:paragraph-rsid="000e3b3f" style:font-size-asian="18pt" style:font-size-complex="18pt"/>
    </style:style>
    <style:style style:name="P2" style:family="paragraph" style:parent-style-name="Standard">
      <style:text-properties style:font-name="Cambria" fo:font-size="18pt" style:font-size-asian="18pt" style:font-size-complex="18pt"/>
    </style:style>
    <style:style style:name="P3" style:family="paragraph" style:parent-style-name="Standard">
      <style:paragraph-properties fo:break-before="page"/>
      <style:text-properties style:font-name="Cambria" fo:font-size="18pt" officeooo:paragraph-rsid="000e3b3f" style:font-size-asian="18pt" style:font-size-complex="18pt"/>
    </style:style>
    <style:style style:name="P4" style:family="paragraph" style:parent-style-name="Standard">
      <style:paragraph-properties fo:break-before="page"/>
      <style:text-properties style:font-name="Cambria" fo:font-size="18pt" officeooo:rsid="001902aa" officeooo:paragraph-rsid="001902aa" style:font-size-asian="18pt" style:font-size-complex="18pt"/>
    </style:style>
    <style:style style:name="P5" style:family="paragraph" style:parent-style-name="Standard">
      <style:text-properties style:font-name="Cambria" fo:font-size="18pt" officeooo:rsid="001902aa" officeooo:paragraph-rsid="001902aa" style:font-size-asian="18pt" style:font-size-complex="18pt"/>
    </style:style>
    <style:style style:name="P6" style:family="paragraph" style:parent-style-name="Standard">
      <style:text-properties style:font-name="Cambria" fo:font-size="18pt" officeooo:rsid="0019fbfc" officeooo:paragraph-rsid="0019fbfc" style:font-size-asian="18pt" style:font-size-complex="18pt"/>
    </style:style>
    <style:style style:name="P7" style:family="paragraph" style:parent-style-name="Standard">
      <style:paragraph-properties fo:break-before="page"/>
      <style:text-properties style:font-name="Cambria" fo:font-size="18pt" officeooo:rsid="0019fbfc" officeooo:paragraph-rsid="0019fbfc" style:font-size-asian="18pt" style:font-size-complex="18pt"/>
    </style:style>
    <style:style style:name="P8" style:family="paragraph" style:parent-style-name="Standard">
      <style:text-properties style:font-name="Cambria" fo:font-size="18pt" officeooo:rsid="001bcdea" officeooo:paragraph-rsid="001bcdea" style:font-size-asian="18pt" style:font-size-complex="18pt"/>
    </style:style>
    <style:style style:name="P9" style:family="paragraph" style:parent-style-name="Standard">
      <style:paragraph-properties fo:break-before="page"/>
      <style:text-properties style:font-name="Cambria" fo:font-size="18pt" officeooo:rsid="001bcdea" officeooo:paragraph-rsid="001bcdea" style:font-size-asian="18pt" style:font-size-complex="18pt"/>
    </style:style>
    <style:style style:name="P10" style:family="paragraph" style:parent-style-name="Standard">
      <style:text-properties style:font-name="Cambria" fo:font-size="18pt" officeooo:rsid="001dcc38" officeooo:paragraph-rsid="001dcc38" style:font-size-asian="18pt" style:font-size-complex="18pt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Frame_20_contents">
      <style:paragraph-properties fo:text-align="center" style:justify-single-word="false"/>
      <style:text-properties officeooo:paragraph-rsid="001bcdea"/>
    </style:style>
    <style:style style:name="P13" style:family="paragraph" style:parent-style-name="Frame_20_contents" style:list-style-name="L1">
      <style:text-properties officeooo:paragraph-rsid="001902aa"/>
    </style:style>
    <style:style style:name="P14" style:family="paragraph" style:parent-style-name="Frame_20_contents" style:list-style-name="L1">
      <style:text-properties fo:font-size="18pt" officeooo:paragraph-rsid="001902aa" style:font-size-asian="18pt" style:font-size-complex="18pt"/>
    </style:style>
    <style:style style:name="P15" style:family="paragraph" style:parent-style-name="Frame_20_contents" style:list-style-name="L1">
      <style:text-properties fo:font-size="18pt" officeooo:rsid="001902aa" officeooo:paragraph-rsid="001902aa" style:font-size-asian="18pt" style:font-size-complex="18pt"/>
    </style:style>
    <style:style style:name="P16" style:family="paragraph" style:parent-style-name="Frame_20_contents">
      <style:text-properties officeooo:paragraph-rsid="00162836"/>
    </style:style>
    <style:style style:name="P17" style:family="paragraph" style:parent-style-name="Standard" style:list-style-name="L2">
      <style:text-properties style:font-name="Cambria" fo:font-size="18pt" officeooo:rsid="000e3b3f" officeooo:paragraph-rsid="000e3b3f" style:font-size-asian="18pt" style:font-size-complex="18pt"/>
    </style:style>
    <style:style style:name="P18" style:family="paragraph" style:parent-style-name="Standard" style:list-style-name="L3">
      <style:text-properties style:font-name="Cambria" fo:font-size="18pt" officeooo:rsid="000e3b3f" officeooo:paragraph-rsid="000e3b3f" style:font-size-asian="18pt" style:font-size-complex="18pt"/>
    </style:style>
    <style:style style:name="P19" style:family="paragraph" style:parent-style-name="Standard" style:list-style-name="L4">
      <style:text-properties style:font-name="Cambria" fo:font-size="18pt" officeooo:rsid="001dcc38" officeooo:paragraph-rsid="001dcc38" style:font-size-asian="18pt" style:font-size-complex="18pt"/>
    </style:style>
    <style:style style:name="P20" style:family="paragraph" style:parent-style-name="Standard" style:list-style-name="L5">
      <style:text-properties style:font-name="Cambria" fo:font-size="18pt" officeooo:rsid="001902aa" officeooo:paragraph-rsid="001902aa" style:font-size-asian="18pt" style:font-size-complex="18pt"/>
    </style:style>
    <style:style style:name="P21" style:family="paragraph" style:parent-style-name="Standard">
      <style:paragraph-properties fo:break-before="page"/>
      <style:text-properties style:font-name="Cambria" fo:font-size="18pt" officeooo:rsid="001bcdea" officeooo:paragraph-rsid="001dcc38" style:font-size-asian="18pt" style:font-size-complex="18pt"/>
    </style:style>
    <style:style style:name="P22" style:family="paragraph" style:parent-style-name="Standard">
      <style:text-properties style:font-name="Cambria" fo:font-size="18pt" officeooo:rsid="001bcdea" officeooo:paragraph-rsid="001dcc38" style:font-size-asian="18pt" style:font-size-complex="18pt"/>
    </style:style>
    <style:style style:name="P23" style:family="paragraph" style:parent-style-name="Standard">
      <style:paragraph-properties fo:text-align="center" style:justify-single-word="false"/>
      <style:text-properties fo:color="#729fcf" loext:opacity="100%" style:font-name="Miriam Libre" fo:font-size="28pt" officeooo:rsid="001bcdea" officeooo:paragraph-rsid="001dcc38" fo:background-color="#ffa6a6" style:font-size-asian="28pt" style:font-size-complex="28pt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/>
      <style:text-properties fo:color="#b2b2b2" loext:opacity="100%" style:font-name="Comic Sans MS" fo:font-size="24pt" officeooo:rsid="000e3b3f" officeooo:paragraph-rsid="000e3b3f" fo:background-color="#eeeeee" style:font-size-asian="24pt" style:font-size-complex="24pt"/>
    </style:style>
    <style:style style:name="P2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none"/>
    </style:style>
    <style:style style:name="P29" style:family="paragraph">
      <loext:graphic-properties draw:fill-color="#ffffd7"/>
    </style:style>
    <style:style style:name="P3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-color="#ffffff"/>
    </style:style>
    <style:style style:name="P33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38" style:family="paragraph">
      <loext:graphic-properties draw:fill="solid" draw:fill-color="#fff5ce"/>
    </style:style>
    <style:style style:name="P3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28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1" style:font-size-asian="28pt" style:language-asian="none" style:country-asian="none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41" style:family="paragraph">
      <loext:graphic-properties draw:fill-color="#fff5ce"/>
    </style:style>
    <style:style style:name="P42" style:family="paragraph">
      <loext:graphic-properties draw:fill="none"/>
      <style:paragraph-properties fo:text-align="center"/>
    </style:style>
    <style:style style:name="P43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erif" fo:font-size="2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1" style:font-size-asian="28pt" style:language-asian="zh" style:country-asian="CN" style:font-style-asian="normal" style:font-weight-asian="normal" style:font-name-complex="Tahoma1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4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6" style:family="paragraph">
      <loext:graphic-properties draw:fill="solid" draw:fill-color="#039be5" draw:secondary-fill-color="#5e35b1" draw:opacity="100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24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1" style:font-size-asian="24pt" style:language-asian="none" style:country-asian="none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4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top="0.101cm" fo:margin-bottom="0.101cm"/>
    </style:style>
    <style:style style:name="P50" style:family="paragraph">
      <loext:graphic-properties draw:fill="none" draw:fill-color="#ffffff"/>
      <style:paragraph-properties fo:margin-top="0.101cm" fo:margin-bottom="0.101cm" style:writing-mode="lr-tb"/>
      <style:text-properties fo:font-size="18pt" style:font-size-asian="18pt" style:font-size-complex="18pt"/>
    </style:style>
    <style:style style:name="P51" style:family="paragraph">
      <loext:graphic-properties draw:fill-color="#ffffff"/>
      <style:paragraph-properties fo:text-align="center"/>
    </style:style>
    <style:style style:name="P52" style:family="paragraph">
      <style:paragraph-properties fo:text-align="end"/>
    </style:style>
    <style:style style:name="P53" style:family="paragraph">
      <loext:graphic-properties draw:fill="none" draw:fill-color="#ffffff"/>
      <style:paragraph-properties fo:text-align="end" style:writing-mode="lr-tb"/>
    </style:style>
    <style:style style:name="T1" style:family="text">
      <style:text-properties officeooo:rsid="00162836"/>
    </style:style>
    <style:style style:name="T2" style:family="text">
      <style:text-properties officeooo:rsid="001bcdea"/>
    </style:style>
    <style:style style:name="T3" style:family="text">
      <style:text-properties officeooo:rsid="001dcc38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officeooo:rsid="001f70a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8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1" style:font-size-asian="28pt" style:language-asian="none" style:country-asian="none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2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1" style:font-size-asian="28pt" style:language-asian="zh" style:country-asian="CN" style:font-style-asian="normal" style:font-weight-asian="normal" style:font-name-complex="Tahoma1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4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1" style:font-size-asian="24pt" style:language-asian="none" style:country-asian="none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2.138cm" fo:min-width="2.3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838cm" fo:min-width="0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fill="none" draw:fill-color="#ffffff" draw:textarea-horizontal-align="justify" draw:textarea-vertical-align="middle" draw:auto-grow-height="false" fo:min-height="0.746cm" fo:min-width="3.512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9.04cm" fo:min-width="17.459cm" fo:padding-top="0.049cm" fo:padding-bottom="0.049cm" fo:padding-left="0.049cm" fo:padding-right="0.049cm" style:run-through="foreground"/>
    </style:style>
    <style:style style:name="gr8" style:family="graphic">
      <style:graphic-properties draw:fill-color="#ffffd7" draw:textarea-horizontal-align="justify" draw:textarea-vertical-align="middle" draw:auto-grow-height="false" fo:min-height="1.058cm" fo:min-width="5.076cm" style:run-through="foreground"/>
    </style:style>
    <style:style style:name="gr9" style:family="graphic">
      <style:graphic-properties draw:textarea-horizontal-align="center" draw:textarea-vertical-align="middle" style:run-through="foreground"/>
    </style:style>
    <style:style style:name="gr10" style:family="graphic">
      <style:graphic-properties draw:fill-color="#ffffd7" draw:textarea-horizontal-align="justify" draw:textarea-vertical-align="middle" draw:auto-grow-height="false" fo:min-height="3.046cm" fo:min-width="3.217cm" style:run-through="foreground"/>
    </style:style>
    <style:style style:name="gr11" style:family="graphic">
      <style:graphic-properties draw:stroke="none" svg:stroke-color="#000000" draw:fill="none" draw:fill-color="#ffffff" draw:textarea-vertical-align="middle" fo:min-height="1.131cm" style:run-through="foreground"/>
      <style:paragraph-properties style:writing-mode="lr-tb"/>
    </style:style>
    <style:style style:name="gr12" style:family="graphic" style:parent-style-name="Frame">
      <style:graphic-properties draw:fill-color="#ffffff" draw:textarea-horizontal-align="justify" draw:textarea-vertical-align="middle" draw:auto-grow-height="false" fo:min-height="0.794cm" fo:min-width="2.574cm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0%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color="#000000" draw:fill="none" draw:fill-color="#ffffff" draw:textarea-vertical-align="middle" fo:min-height="1.732cm" style:run-through="foreground"/>
      <style:paragraph-properties style:writing-mode="lr-tb"/>
    </style:style>
    <style:style style:name="gr1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marker-end="Arrow" draw:marker-end-width="0.176cm" draw:textarea-horizontal-align="center" draw:textarea-vertical-align="middle" style:run-through="foreground"/>
    </style:style>
    <style:style style:name="gr2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9.559cm" fo:min-width="16.702cm" fo:padding-top="0.049cm" fo:padding-bottom="0.049cm" fo:padding-left="0.049cm" fo:padding-right="0.049cm" style:run-through="foreground"/>
    </style:style>
    <style:style style:name="gr22" style:family="graphic">
      <style:graphic-properties svg:stroke-width="0.101cm" svg:stroke-color="#000000" draw:marker-start-width="0.503cm" draw:marker-end-width="0.503cm" draw:fill="solid" draw:fill-color="#fff5ce" draw:textarea-horizontal-align="justify" draw:textarea-vertical-align="middle" draw:auto-grow-height="false" fo:min-height="5.166cm" fo:min-width="6.013cm" fo:padding-top="0.049cm" fo:padding-bottom="0.049cm" fo:padding-left="0.049cm" fo:padding-right="0.049cm" style:run-through="foreground"/>
    </style:style>
    <style:style style:name="gr23" style:family="graphic">
      <style:graphic-properties draw:fill="none" draw:textarea-horizontal-align="justify" draw:textarea-vertical-align="middle" draw:auto-grow-height="false" fo:min-height="0.582cm" fo:min-width="5.054cm" style:run-through="foreground"/>
    </style:style>
    <style:style style:name="gr24" style:family="graphic">
      <style:graphic-properties draw:fill="none" draw:textarea-horizontal-align="justify" draw:textarea-vertical-align="middle" draw:auto-grow-height="false" fo:min-height="1.005cm" fo:min-width="5.001cm" style:run-through="foreground"/>
    </style:style>
    <style:style style:name="gr25" style:family="graphic">
      <style:graphic-properties draw:stroke="none" svg:stroke-color="#000000" draw:fill="none" draw:fill-color="#ffffff" fo:min-height="1.296cm" style:run-through="foreground"/>
      <style:paragraph-properties style:writing-mode="lr-tb"/>
    </style:style>
    <style:style style:name="gr26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draw:fill="solid" draw:fill-color="#eeeeee" draw:opacity="0%" draw:textarea-horizontal-align="justify" draw:textarea-vertical-align="middle" draw:auto-grow-height="false" fo:min-height="0.75cm" fo:min-width="0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textarea-horizontal-align="justify" draw:textarea-vertical-align="middle" draw:auto-grow-height="false" fo:min-height="0.432cm" fo:min-width="0.432cm" style:run-through="foreground"/>
    </style:style>
    <style:style style:name="gr28" style:family="graphic">
      <style:graphic-properties draw:textarea-horizontal-align="justify" draw:textarea-vertical-align="middle" draw:auto-grow-height="false" fo:min-height="1.746cm" fo:min-width="0.635cm" style:run-through="foreground"/>
    </style:style>
    <style:style style:name="gr29" style:family="graphic">
      <style:graphic-properties draw:textarea-horizontal-align="justify" draw:textarea-vertical-align="middle" draw:auto-grow-height="false" fo:min-height="3.704cm" fo:min-width="0.82cm" style:run-through="foreground"/>
    </style:style>
    <style:style style:name="gr30" style:family="graphic">
      <style:graphic-properties draw:textarea-horizontal-align="justify" draw:textarea-vertical-align="middle" draw:auto-grow-height="false" fo:min-height="2.593cm" fo:min-width="0.661cm" style:run-through="foreground"/>
    </style:style>
    <style:style style:name="gr31" style:family="graphic">
      <style:graphic-properties draw:textarea-horizontal-align="justify" draw:textarea-vertical-align="middle" draw:auto-grow-height="false" fo:min-height="3.016cm" fo:min-width="0.714cm" style:run-through="foreground"/>
    </style:style>
    <style:style style:name="gr32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33" style:family="graphic">
      <style:graphic-properties draw:stroke="none" svg:stroke-color="#000000" draw:fill="none" draw:fill-color="#ffffff" draw:textarea-vertical-align="middle" fo:min-height="1.693cm" style:run-through="foreground"/>
      <style:paragraph-properties style:writing-mode="lr-tb"/>
    </style:style>
    <style:style style:name="gr34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8.585cm" fo:min-width="16.932cm" fo:padding-top="0.049cm" fo:padding-bottom="0.049cm" fo:padding-left="0.049cm" fo:padding-right="0.049cm" style:run-through="foreground"/>
    </style:style>
    <style:style style:name="gr35" style:family="graphic">
      <style:graphic-properties draw:textarea-horizontal-align="justify" draw:textarea-vertical-align="middle" draw:auto-grow-height="false" fo:min-height="0.374cm" fo:min-width="0.374cm" style:run-through="foreground"/>
    </style:style>
    <style:style style:name="gr36" style:family="graphic">
      <style:graphic-properties draw:textarea-horizontal-align="justify" draw:textarea-vertical-align="middle" draw:auto-grow-height="false" fo:min-height="0.579cm" fo:min-width="3.15cm" style:run-through="foreground"/>
    </style:style>
    <style:style style:name="gr37" style:family="graphic">
      <style:graphic-properties draw:textarea-horizontal-align="justify" draw:textarea-vertical-align="middle" draw:auto-grow-height="false" fo:min-height="0.601cm" fo:min-width="3.127cm" style:run-through="foreground"/>
    </style:style>
    <style:style style:name="gr38" style:family="graphic">
      <style:graphic-properties draw:stroke="none" svg:stroke-color="#000000" draw:fill="none" draw:fill-color="#ffffff" fo:min-height="2.621cm" style:run-through="foreground"/>
      <style:paragraph-properties style:writing-mode="lr-tb"/>
    </style:style>
    <style:style style:name="gr39" style:family="graphic">
      <style:graphic-properties draw:fill-color="#fff5ce" draw:textarea-horizontal-align="justify" draw:textarea-vertical-align="middle" draw:auto-grow-height="false" fo:min-height="7.049cm" fo:min-width="11.113cm" style:run-through="foreground"/>
    </style:style>
    <style:style style:name="gr40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454cm" fo:min-width="2.454cm" fo:padding-top="0.049cm" fo:padding-bottom="0.049cm" fo:padding-left="0.049cm" fo:padding-right="0.049cm" style:run-through="foreground"/>
    </style:style>
    <style:style style:name="gr41" style:family="graphic">
      <style:graphic-properties svg:stroke-width="0cm" svg:stroke-color="#000000" draw:marker-start-width="0.353cm" draw:marker-end-width="0.353cm" draw:fill="none" draw:textarea-horizontal-align="justify" draw:textarea-vertical-align="middle" draw:auto-grow-height="false" fo:min-height="0.547cm" fo:min-width="0.547cm" fo:padding-top="0cm" fo:padding-bottom="0cm" fo:padding-left="0cm" fo:padding-right="0cm" style:run-through="foreground"/>
    </style:style>
    <style:style style:name="gr42" style:family="graphic">
      <style:graphic-properties draw:stroke="none" svg:stroke-color="#000000" draw:fill="none" draw:fill-color="#ffffff" fo:min-height="1.275cm" style:run-through="foreground"/>
      <style:paragraph-properties style:writing-mode="lr-tb"/>
    </style:style>
    <style:style style:name="gr4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9.269cm" fo:min-width="17.083cm" fo:padding-top="0.049cm" fo:padding-bottom="0.049cm" fo:padding-left="0.049cm" fo:padding-right="0.049cm" style:run-through="foreground"/>
    </style:style>
    <style:style style:name="gr44" style:family="graphic">
      <style:graphic-properties draw:fill="none" draw:textarea-horizontal-align="justify" draw:textarea-vertical-align="middle" draw:auto-grow-height="false" fo:min-height="0.748cm" fo:min-width="3.704cm" style:run-through="foreground"/>
    </style:style>
    <style:style style:name="gr45" style:family="graphic">
      <style:graphic-properties draw:fill="none" draw:textarea-horizontal-align="justify" draw:textarea-vertical-align="middle" draw:auto-grow-height="false" fo:min-height="0.716cm" fo:min-width="5.26cm" style:run-through="foreground"/>
    </style:style>
    <style:style style:name="gr46" style:family="graphic">
      <style:graphic-properties draw:fill="none" draw:textarea-horizontal-align="justify" draw:textarea-vertical-align="middle" draw:auto-grow-height="false" fo:min-height="0.716cm" fo:min-width="4.265cm" style:run-through="foreground"/>
    </style:style>
    <style:style style:name="gr47" style:family="graphic">
      <style:graphic-properties draw:stroke="none" svg:stroke-color="#000000" draw:fill="none" draw:fill-color="#ffffff" fo:min-height="0.901cm" style:run-through="foreground"/>
      <style:paragraph-properties style:writing-mode="lr-tb"/>
    </style:style>
    <style:style style:name="gr48" style:family="graphic">
      <style:graphic-properties draw:textarea-horizontal-align="justify" draw:textarea-vertical-align="middle" draw:auto-grow-height="false" fo:min-height="0.397cm" fo:min-width="0.397cm" style:run-through="foreground"/>
    </style:style>
    <style:style style:name="gr49" style:family="graphic">
      <style:graphic-properties draw:stroke="none" svg:stroke-color="#000000" draw:fill="none" draw:fill-color="#ffffff" draw:textarea-vertical-align="middle" fo:min-height="1.339cm" style:run-through="foreground"/>
      <style:paragraph-properties style:writing-mode="lr-tb"/>
    </style:style>
    <style:style style:name="gr50" style:family="graphic">
      <style:graphic-properties svg:stroke-width="0.101cm" svg:stroke-color="#000000" draw:marker-start-width="0.503cm" draw:marker-end-width="0.503cm" draw:fill="none" draw:fill-color="#ffffff" draw:textarea-horizontal-align="justify" draw:textarea-vertical-align="middle" draw:auto-grow-height="false" fo:min-height="8.393cm" fo:min-width="16.498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0.328cm" fo:min-width="17.177cm" fo:padding-top="0.049cm" fo:padding-bottom="0.049cm" fo:padding-left="0.049cm" fo:padding-right="0.049cm" style:run-through="foreground"/>
    </style:style>
    <style:style style:name="gr52" style:family="graphic">
      <style:graphic-properties draw:fill-color="#fff5ce" draw:textarea-horizontal-align="justify" draw:textarea-vertical-align="middle" draw:auto-grow-height="false" fo:min-height="7.595cm" fo:min-width="9.804cm" style:run-through="foreground"/>
    </style:style>
    <style:style style:name="gr53" style:family="graphic">
      <style:graphic-properties draw:stroke="none" svg:stroke-color="#000000" draw:fill="none" draw:fill-color="#ffffff" fo:min-height="1.402cm" style:run-through="foreground"/>
      <style:paragraph-properties style:writing-mode="lr-tb"/>
    </style:style>
    <style:style style:name="gr54" style:family="graphic">
      <style:graphic-properties draw:stroke="none" svg:stroke-color="#000000" draw:fill="none" draw:fill-color="#ffffff" fo:min-height="1.93cm" style:run-through="foreground"/>
      <style:paragraph-properties style:writing-mode="lr-tb"/>
    </style:style>
    <style:style style:name="gr55" style:family="graphic">
      <style:graphic-properties draw:stroke="none" svg:stroke-color="#000000" draw:fill="none" draw:fill-color="#ffffff" fo:min-height="0.746cm" style:run-through="foreground"/>
      <style:paragraph-properties style:writing-mode="lr-tb"/>
    </style:style>
    <style:style style:name="gr56" style:family="graphic">
      <style:graphic-properties draw:stroke="none" svg:stroke-color="#000000" draw:fill="none" draw:fill-color="#ffffff" draw:textarea-vertical-align="middle" fo:min-height="1.649cm" style:run-through="foreground"/>
      <style:paragraph-properties style:writing-mode="lr-tb"/>
    </style:style>
    <style:style style:name="gr57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9.333cm" fo:min-width="16.803cm" fo:padding-top="0.049cm" fo:padding-bottom="0.049cm" fo:padding-left="0.049cm" fo:padding-right="0.049cm" style:run-through="foreground"/>
    </style:style>
    <style:style style:name="gr58" style:family="graphic">
      <style:graphic-properties draw:fill-color="#fff5ce" draw:textarea-horizontal-align="justify" draw:textarea-vertical-align="middle" draw:auto-grow-height="false" fo:min-height="6.599cm" fo:min-width="10.178cm" style:run-through="foreground"/>
    </style:style>
    <style:style style:name="gr59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60" style:family="graphic">
      <style:graphic-properties draw:stroke="none" svg:stroke-color="#000000" draw:fill="none" draw:fill-color="#ffffff" draw:textarea-vertical-align="middle" fo:min-height="0.716cm" style:run-through="foreground"/>
      <style:paragraph-properties style:writing-mode="lr-tb"/>
    </style:style>
    <style:style style:name="gr61" style:family="graphic">
      <style:graphic-properties svg:stroke-width="0.101cm" svg:stroke-color="#3465a4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/>
    </style:style>
    <style:style style:name="gr62" style:family="graphic">
      <style:graphic-properties draw:stroke="none" svg:stroke-color="#000000" draw:fill="none" draw:fill-color="#ffffff" draw:textarea-vertical-align="middle" fo:min-height="1.138cm" style:run-through="foreground"/>
      <style:paragraph-properties style:writing-mode="lr-tb"/>
    </style:style>
    <style:style style:name="gr63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39be5" draw:secondary-fill-color="#5e35b1" draw:opacity="100%" draw:fill-image-width="0cm" draw:fill-image-height="0cm" style:repeat="repeat" draw:textarea-horizontal-align="center" draw:textarea-vertical-align="middle" draw:auto-grow-height="false" draw:fit-to-size="false" style:shrink-to-fit="false" fo:min-height="1.586cm" fo:min-width="4.27cm" fo:padding-top="0.131cm" fo:padding-bottom="0.131cm" fo:padding-left="0.25cm" fo:padding-right="0.25cm" fo:wrap-option="wrap" draw:shadow="visible" draw:shadow-offset-x="0.3cm" draw:shadow-offset-y="0.3cm" draw:shadow-color="#ff4000" draw:shadow-opacity="100%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4" style:family="graphic" style:parent-style-name="Frame">
      <style:graphic-properties draw:fill-color="#ffffd7" draw:textarea-horizontal-align="justify" draw:textarea-vertical-align="middle" draw:auto-grow-height="false" fo:min-height="7.163cm" fo:min-width="5.9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stroke="none" svg:stroke-color="#000000" draw:fill="none" draw:fill-color="#ffffff" draw:textarea-vertical-align="middle" fo:min-height="1.79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6" style:family="graphic">
      <style:graphic-properties draw:stroke="none" svg:stroke-color="#000000" draw:fill="none" draw:fill-color="#ffffff" draw:textarea-vertical-align="middle" fo:min-height="0.96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7" style:family="graphic">
      <style:graphic-properties draw:stroke="none" svg:stroke-color="#000000" draw:fill="none" draw:fill-color="#ffffff" fo:min-height="0.79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8" style:family="graphic">
      <style:graphic-properties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color="#000000" draw:fill="none" draw:fill-color="#ffffff" fo:min-height="1.425cm" style:run-through="foreground"/>
      <style:paragraph-properties style:writing-mode="lr-tb"/>
    </style:style>
    <style:style style:name="gr71" style:family="graphic">
      <style:graphic-properties draw:stroke="none" svg:stroke-color="#000000" draw:fill="none" draw:fill-color="#ffffff" fo:min-height="2.134cm" style:run-through="foreground"/>
      <style:paragraph-properties style:writing-mode="lr-tb"/>
    </style:style>
    <style:style style:name="gr72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9.088cm" fo:min-width="16.293cm" fo:padding-top="0.049cm" fo:padding-bottom="0.049cm" fo:padding-left="0.049cm" fo:padding-right="0.049cm" style:run-through="foreground"/>
    </style:style>
    <style:style style:name="gr73" style:family="graphic">
      <style:graphic-properties svg:stroke-width="0cm" svg:stroke-color="#000000" draw:marker-start-width="0.353cm" draw:marker-end-width="0.353cm" draw:fill-color="#ffffff" draw:textarea-horizontal-align="justify" draw:textarea-vertical-align="middle" draw:auto-grow-height="false" fo:min-height="0.337cm" fo:min-width="0.337cm" fo:padding-top="0cm" fo:padding-bottom="0cm" fo:padding-left="0cm" fo:padding-right="0cm" style:run-through="foreground"/>
    </style:style>
    <style:style style:name="gr74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draw:fill="solid" draw:fill-color="#eeeeee" draw:opacity="0%" draw:textarea-horizontal-align="justify" draw:textarea-vertical-align="middle" draw:auto-grow-height="false" fo:min-height="0.714cm" fo:min-width="0.467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svg:stroke-color="#000000" draw:fill="none" draw:fill-color="#ffffff" fo:min-height="0.714cm" style:run-through="foreground"/>
      <style:paragraph-properties style:writing-mode="lr-tb"/>
    </style:style>
    <style:style style:name="gr76" style:family="graphic">
      <style:graphic-properties draw:stroke="none" svg:stroke-color="#000000" draw:fill="none" draw:fill-color="#ffffff" fo:min-height="2.713cm" style:run-through="foreground"/>
      <style:paragraph-properties style:writing-mode="lr-tb"/>
    </style:style>
    <style:style style:name="gr77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8" style:family="graphic">
      <style:graphic-properties draw:fill="none" draw:textarea-horizontal-align="justify" draw:textarea-vertical-align="middle" draw:auto-grow-height="false" fo:min-height="1.132cm" fo:min-width="1.707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9" style:family="graphic">
      <style:graphic-properties draw:fill="none" draw:textarea-horizontal-align="justify" draw:textarea-vertical-align="middle" draw:auto-grow-height="false" fo:min-height="1.083cm" fo:min-width="1.563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0" style:family="graphic">
      <style:graphic-properties draw:fill="none" draw:textarea-horizontal-align="justify" draw:textarea-vertical-align="middle" draw:auto-grow-height="false" fo:min-height="1.034cm" fo:min-width="1.42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1" style:family="graphic">
      <style:graphic-properties draw:fill="none" draw:textarea-horizontal-align="justify" draw:textarea-vertical-align="middle" draw:auto-grow-height="false" fo:min-height="0.843cm" fo:min-width="7.121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2" style:family="graphic">
      <style:graphic-properties draw:fill="none" draw:textarea-horizontal-align="justify" draw:textarea-vertical-align="middle" draw:auto-grow-height="false" fo:min-height="0.963cm" fo:min-width="7.096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3" style:family="graphic">
      <style:graphic-properties svg:stroke-width="0.101cm" svg:stroke-color="#000000" draw:marker-start-width="0.503cm" draw:marker-end-width="0.503cm" draw:fill="none" draw:fill-color="#ffffff" draw:textarea-horizontal-align="justify" draw:textarea-vertical-align="middle" draw:auto-grow-height="false" fo:min-height="7.19cm" fo:min-width="8.271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4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39be5" draw:secondary-fill-color="#5e35b1" draw:opacity="100%" draw:fill-image-width="0cm" draw:fill-image-height="0cm" style:repeat="repeat" draw:textarea-horizontal-align="center" draw:textarea-vertical-align="middle" draw:auto-grow-height="false" draw:fit-to-size="false" style:shrink-to-fit="false" fo:min-height="4.17cm" fo:min-width="11.451cm" fo:padding-top="0.131cm" fo:padding-bottom="0.131cm" fo:padding-left="0.25cm" fo:padding-right="0.25cm" fo:wrap-option="wrap" draw:shadow="visible" draw:shadow-offset-x="0.3cm" draw:shadow-offset-y="0.3cm" draw:shadow-color="#ff4000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5" style:family="graphic" style:parent-style-name="Frame">
      <style:graphic-properties draw:fill="none" draw:textarea-horizontal-align="justify" draw:textarea-vertical-align="middle" draw:auto-grow-height="false" fo:min-height="0.794cm" fo:min-width="3.34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" draw:name="Retro 1" draw:style-name="gr84" draw:text-style-name="P46" svg:width="11.953cm" svg:height="4.43cm" svg:x="1.91cm" svg:y="0.115cm"><text:p text:style-name="P45"><text:span text:style-name="T11">VisualiserHUB</text:span></text:p><draw:enhanced-geometry svg:viewBox="0 0 21600 21600" draw:mirror-horizontal="false" draw:mirror-vertical="false" draw:extrusion="true" draw:extrusion-first-light-direction="(-50000 -50000 10000)" draw:extrusion-second-light-direction="(50000 0 10000)" draw:extrusion-viewpoint="(3.472cm 3.472cm 25cm)" draw:extrusion-origin="0.5 0.5" draw:extrusion-skew="50 135" dr3d:shade-mode="flat" draw:extrusion-metal="false" draw:extrusion-diffusion="0%" draw:extrusion-color="true" draw:extrusion-brightness="34%" draw:extrusion-light-face="true" draw:extrusion-first-light-harsh="true" draw:extrusion-second-light-harsh="false" draw:extrusion-first-light-level="66%" draw:extrusion-second-light-level="66%" loext:extrusion-specularity-loext="122%" draw:extrusion-specularity="100%" draw:text-areas="0 0 21600 21600" draw:text-path="true" draw:text-path-mode="shape" draw:text-path-scale="path" draw:text-path-same-letter-heights="false" draw:type="fontwork-slant-up" draw:modifiers="1200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><text:s text:c="6"/><text:span text:style-name="T6"># </text:span>New way of Learning <text:s text:c="4"/></text:p>
      <text:p text:style-name="P1"/>
      <text:p text:style-name="P1"/>
      <text:p text:style-name="P1">It is website to help the imagination a little bit.</text:p>
      <text:p text:style-name="P1"/>
      <text:p text:style-name="P1">It is very hard to imagine a concepts mentally like Cartesian co-ordinates, polar co-ordinates, graph, physics simulation, etc</text:p>
      <text:p text:style-name="P1"/>
      <text:p text:style-name="P1">So We want to make those all thing graphically possible that way the student can learn things easily and interestingly.</text:p>
      <text:p text:style-name="P1"/>
      <text:p text:style-name="P1">Main Objectives</text:p>
      <text:list text:style-name="L2">
        <text:list-item>
          <text:p text:style-name="P17">Good UI and UX</text:p>
        </text:list-item>
        <text:list-item>
          <text:p text:style-name="P17">visually appealing</text:p>
        </text:list-item>
        <text:list-item>
          <text:p text:style-name="P17">Simple navigation</text:p>
        </text:list-item>
      </text:list>
      <text:p text:style-name="P1"/>
      <text:p text:style-name="P1">What we will be using</text:p>
      <text:list text:style-name="L3">
        <text:list-item>
          <text:p text:style-name="P18">HTML5</text:p>
        </text:list-item>
        <text:list-item>
          <text:p text:style-name="P18">CSS</text:p>
        </text:list-item>
        <text:list-item>
          <text:p text:style-name="P18">Vanilla JavaScript (with some libraries)</text:p>
        </text:list-item>
        <text:list-item>
          <text:p text:style-name="P18">Git and GitHub</text:p>
        </text:list-item>
        <text:list-item>
          <text:p text:style-name="P18">Firebase</text:p>
        </text:list-item>
      </text:list>
      <text:p text:style-name="P1"/>
      <text:p text:style-name="P3"><draw:custom-shape text:anchor-type="paragraph" draw:z-index="29" draw:name="Retro 2" draw:style-name="gr63" draw:text-style-name="P46" svg:width="4.772cm" svg:height="1.846cm" svg:x="1.309cm" svg:y="1.757cm"><text:p text:style-name="P45"><text:span text:style-name="T11">VisualiserHUB</text:span></text:p><draw:enhanced-geometry svg:viewBox="0 0 21600 21600" draw:mirror-horizontal="false" draw:mirror-vertical="false" draw:extrusion="true" draw:extrusion-first-light-direction="(-50000 -50000 10000)" draw:extrusion-second-light-direction="(50000 0 10000)" draw:extrusion-viewpoint="(3.472cm 3.472cm 25cm)" draw:extrusion-origin="0.5 0.5" draw:extrusion-skew="50 135" dr3d:shade-mode="flat" draw:extrusion-metal="false" draw:extrusion-diffusion="0%" draw:extrusion-color="true" draw:extrusion-brightness="34%" draw:extrusion-light-face="true" draw:extrusion-first-light-harsh="true" draw:extrusion-second-light-harsh="false" draw:extrusion-first-light-level="66%" draw:extrusion-second-light-level="66%" loext:extrusion-specularity-loext="122%" draw:extrusion-specularity="100%" draw:text-areas="0 0 21600 21600" draw:text-path="true" draw:text-path-mode="shape" draw:text-path-scale="path" draw:text-path-same-letter-heights="false" draw:type="fontwork-slant-up" draw:modifiers="1200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draw:custom-shape text:anchor-type="paragraph" draw:z-index="33" draw:name="Shape 3" draw:style-name="gr50" draw:text-style-name="P27" svg:width="16.597cm" svg:height="8.492cm" svg:x="0.139cm" svg:y="0.422cm"><text:p/><draw:enhanced-geometry svg:viewBox="0 0 21600 21600" draw:type="rectangle" draw:enhanced-path="M 0 0 L 21600 0 21600 21600 0 21600 0 0 Z N"/></draw:custom-shape><draw:custom-shape text:anchor-type="paragraph" draw:z-index="40" draw:name="Shape 4" draw:style-name="gr5" draw:text-style-name="P27" svg:width="3.513cm" svg:height="0.747cm" svg:x="8.029cm" svg:y="6.699cm"><text:p text:style-name="P12"><text:span text:style-name="T2">LOGIN</text:span></text:p><draw:enhanced-geometry svg:viewBox="0 0 21600 21600" draw:type="rectangle" draw:enhanced-path="M 0 0 L 21600 0 21600 21600 0 21600 0 0 Z N"/></draw:custom-shape><draw:custom-shape text:anchor-type="paragraph" draw:z-index="0" draw:name="Shape 5" draw:style-name="gr85" draw:text-style-name="P28" svg:width="3.345cm" svg:height="0.795cm" svg:x="12.046cm" svg:y="6.699cm"><text:p text:style-name="P12"><text:span text:style-name="T2">REGISTER</text:span></text:p><draw:enhanced-geometry svg:viewBox="0 0 21600 21600" draw:type="rectangle" draw:enhanced-path="M 0 0 L 21600 0 21600 21600 0 21600 0 0 Z N"/></draw:custom-shape><draw:custom-shape text:anchor-type="paragraph" draw:z-index="2" draw:name="Shape 6" draw:style-name="gr83" draw:text-style-name="P27" svg:width="8.37cm" svg:height="7.289cm" svg:x="7.5cm" svg:y="0.905cm"><text:p/><draw:enhanced-geometry svg:viewBox="0 0 21600 21600" draw:type="rectangle" draw:enhanced-path="M 0 0 L 21600 0 21600 21600 0 21600 0 0 Z N"/></draw:custom-shape><draw:custom-shape text:anchor-type="paragraph" draw:z-index="3" draw:name="Shape 7" draw:style-name="gr82" draw:text-style-name="P28" svg:width="7.097cm" svg:height="0.964cm" svg:x="8.221cm" svg:y="2.249cm"><text:p/><draw:enhanced-geometry svg:viewBox="0 0 21600 21600" draw:type="rectangle" draw:enhanced-path="M 0 0 L 21600 0 21600 21600 0 21600 0 0 Z N"/></draw:custom-shape><draw:custom-shape text:anchor-type="paragraph" draw:z-index="4" draw:name="Shape 8" draw:style-name="gr81" draw:text-style-name="P28" svg:width="7.122cm" svg:height="0.844cm" svg:x="8.197cm" svg:y="3.836cm"><text:p/><draw:enhanced-geometry svg:viewBox="0 0 21600 21600" draw:type="rectangle" draw:enhanced-path="M 0 0 L 21600 0 21600 21600 0 21600 0 0 Z N"/></draw:custom-shape><draw:custom-shape text:anchor-type="paragraph" draw:z-index="5" draw:name="Shape 9" draw:style-name="gr80" draw:text-style-name="P28" svg:width="1.421cm" svg:height="1.034cm" svg:x="8.461cm" svg:y="5.376cm"><text:p/><draw:enhanced-geometry svg:viewBox="0 0 21600 21600" draw:type="rectangle" draw:enhanced-path="M 0 0 L 21600 0 21600 21600 0 21600 0 0 Z N"/></draw:custom-shape><draw:custom-shape text:anchor-type="paragraph" draw:z-index="6" draw:name="Shape 10" draw:style-name="gr79" draw:text-style-name="P28" svg:width="1.564cm" svg:height="1.084cm" svg:x="10.747cm" svg:y="5.352cm"><text:p/><draw:enhanced-geometry svg:viewBox="0 0 21600 21600" draw:type="rectangle" draw:enhanced-path="M 0 0 L 21600 0 21600 21600 0 21600 0 0 Z N"/></draw:custom-shape><draw:custom-shape text:anchor-type="paragraph" draw:z-index="7" draw:name="Shape 11" draw:style-name="gr78" draw:text-style-name="P28" svg:width="1.708cm" svg:height="1.133cm" svg:x="13.273cm" svg:y="5.327cm"><text:p/><draw:enhanced-geometry svg:viewBox="0 0 21600 21600" draw:type="rectangle" draw:enhanced-path="M 0 0 L 21600 0 21600 21600 0 21600 0 0 Z N"/></draw:custom-shape><draw:line text:anchor-type="paragraph" draw:z-index="8" draw:name="Line 10" draw:style-name="gr77" draw:text-style-name="P26" svg:x1="8.223cm" svg:y1="2.249cm" svg:x2="15.319cm" svg:y2="3.212cm"><text:p/></draw:line><draw:line text:anchor-type="paragraph" draw:z-index="9" draw:name="Line 11" draw:style-name="gr77" draw:text-style-name="P26" svg:x1="15.319cm" svg:y1="2.249cm" svg:x2="8.223cm" svg:y2="3.212cm"><text:p/></draw:line><draw:line text:anchor-type="paragraph" draw:z-index="10" draw:name="Line 12" draw:style-name="gr77" draw:text-style-name="P26" svg:x1="8.197cm" svg:y1="3.838cm" svg:x2="15.318cm" svg:y2="4.681cm"><text:p/></draw:line><draw:line text:anchor-type="paragraph" draw:z-index="11" draw:name="Line 13" draw:style-name="gr77" draw:text-style-name="P26" svg:x1="15.318cm" svg:y1="3.838cm" svg:x2="8.197cm" svg:y2="4.681cm"><text:p/></draw:line><draw:line text:anchor-type="paragraph" draw:z-index="12" draw:name="Line 14" draw:style-name="gr77" draw:text-style-name="P26" svg:x1="8.463cm" svg:y1="5.378cm" svg:x2="9.883cm" svg:y2="6.412cm"><text:p/></draw:line><draw:line text:anchor-type="paragraph" draw:z-index="13" draw:name="Line 15" draw:style-name="gr77" draw:text-style-name="P26" svg:x1="9.883cm" svg:y1="5.378cm" svg:x2="8.463cm" svg:y2="6.412cm"><text:p/></draw:line><draw:line text:anchor-type="paragraph" draw:z-index="14" draw:name="Line 16" draw:style-name="gr77" draw:text-style-name="P26" svg:x1="10.749cm" svg:y1="5.352cm" svg:x2="12.312cm" svg:y2="6.435cm"><text:p/></draw:line><draw:line text:anchor-type="paragraph" draw:z-index="15" draw:name="Line 17" draw:style-name="gr77" draw:text-style-name="P26" svg:x1="12.312cm" svg:y1="5.352cm" svg:x2="10.749cm" svg:y2="6.435cm"><text:p/></draw:line><draw:line text:anchor-type="paragraph" draw:z-index="16" draw:name="Line 18" draw:style-name="gr77" draw:text-style-name="P26" svg:x1="13.275cm" svg:y1="5.327cm" svg:x2="14.982cm" svg:y2="6.459cm"><text:p/></draw:line><draw:line text:anchor-type="paragraph" draw:z-index="17" draw:name="Line 19" draw:style-name="gr77" draw:text-style-name="P26" svg:x1="14.982cm" svg:y1="5.327cm" svg:x2="13.275cm" svg:y2="6.459cm"><text:p/></draw:line><draw:line text:anchor-type="paragraph" draw:z-index="18" draw:name="Horizontal line 7" draw:style-name="gr77" draw:text-style-name="P26" svg:x1="1.681cm" svg:y1="5.188cm" svg:x2="5.987cm" svg:y2="5.188cm"><text:p/></draw:line><draw:line text:anchor-type="paragraph" draw:z-index="19" draw:name="Horizontal line 8" draw:style-name="gr77" draw:text-style-name="P26" svg:x1="1.632cm" svg:y1="5.934cm" svg:x2="5.938cm" svg:y2="5.934cm"><text:p/></draw:line><draw:line text:anchor-type="paragraph" draw:z-index="20" draw:name="Horizontal line 9" draw:style-name="gr77" draw:text-style-name="P26" svg:x1="1.681cm" svg:y1="6.608cm" svg:x2="5.914cm" svg:y2="6.608cm"><text:p/></draw:line><draw:line text:anchor-type="paragraph" draw:z-index="21" draw:name="Horizontal line 10" draw:style-name="gr77" draw:text-style-name="P26" svg:x1="1.63cm" svg:y1="7.331cm" svg:x2="4.493cm" svg:y2="7.331cm"><text:p/></draw:line><draw:g text:anchor-type="paragraph" draw:z-index="22" draw:name="DrawObject1" draw:style-name="gr6"><draw:g draw:name="DrawObject1" draw:style-name="gr13"><draw:frame draw:name="Text Frame 2" draw:style-name="gr70" draw:text-style-name="P31" svg:width="2.253cm" svg:height="1.426cm" svg:x="5.867cm" svg:y="22.224cm"><draw:text-box><text:p>Main Screen</text:p></draw:text-box></draw:frame><draw:frame draw:name="Text Frame 3" draw:style-name="gr71" draw:text-style-name="P50" svg:width="6.592cm" svg:height="2.135cm" draw:transform="rotate (-1.55788089033014) translate (0.246944444444444cm 12.192cm)"><draw:text-box><text:p text:style-name="P49"><text:span text:style-name="T7">M e n u s</text:span></text:p></draw:text-box></draw:frame><draw:custom-shape draw:name="Shape 1" draw:style-name="gr72" draw:text-style-name="P32" svg:width="16.393cm" svg:height="9.187cm" svg:x="0.42cm" svg:y="11.014cm"><text:p/><draw:enhanced-geometry svg:viewBox="0 0 21600 21600" draw:type="rectangle" draw:enhanced-path="M 0 0 L 21600 0 21600 21600 0 21600 0 0 Z N"/></draw:custom-shape><draw:line draw:name="Horizontal line 1" draw:style-name="gr9" draw:text-style-name="P26" svg:x1="0.42cm" svg:y1="11.744cm" svg:x2="16.812cm" svg:y2="11.744cm"><text:p/></draw:line><draw:line draw:name="Vertical line 1" draw:style-name="gr9" draw:text-style-name="P26" svg:x1="1.421cm" svg:y1="11.102cm" svg:x2="1.421cm" svg:y2="20.201cm"><text:p/></draw:line><draw:line draw:name="Vertical line 2" draw:style-name="gr9" draw:text-style-name="P26" svg:x1="12.873cm" svg:y1="11.013cm" svg:x2="12.873cm" svg:y2="20.199cm"><text:p/></draw:line><draw:line draw:name="Horizontal line 2" draw:style-name="gr9" draw:text-style-name="P26" svg:x1="13.074cm" svg:y1="14.539cm" svg:x2="16.494cm" svg:y2="14.539cm"><text:p/></draw:line><draw:line draw:name="Horizontal line 3" draw:style-name="gr9" draw:text-style-name="P26" svg:x1="0.42cm" svg:y1="12.673cm" svg:x2="1.421cm" svg:y2="12.673cm"><text:p/></draw:line><draw:line draw:name="Horizontal line 4" draw:style-name="gr9" draw:text-style-name="P26" svg:x1="0.42cm" svg:y1="13.642cm" svg:x2="1.421cm" svg:y2="13.642cm"><text:p/></draw:line><draw:line draw:name="Horizontal line 5" draw:style-name="gr9" draw:text-style-name="P26" svg:x1="0.42cm" svg:y1="14.539cm" svg:x2="1.421cm" svg:y2="14.539cm"><text:p/></draw:line><draw:line draw:name="Horizontal line 6" draw:style-name="gr9" draw:text-style-name="P26" svg:x1="0.42cm" svg:y1="15.435cm" svg:x2="1.421cm" svg:y2="15.435cm"><text:p/></draw:line><draw:line draw:name="Vertical line 3" draw:style-name="gr9" draw:text-style-name="P26" svg:x1="2.574cm" svg:y1="11.013cm" svg:x2="2.574cm" svg:y2="11.742cm"><text:p/></draw:line><draw:line draw:name="Vertical line 4" draw:style-name="gr9" draw:text-style-name="P26" svg:x1="3.634cm" svg:y1="11.102cm" svg:x2="3.634cm" svg:y2="11.744cm"><text:p/></draw:line><draw:line draw:name="Vertical line 5" draw:style-name="gr9" draw:text-style-name="P26" svg:x1="4.662cm" svg:y1="11.013cm" svg:x2="4.662cm" svg:y2="11.742cm"><text:p/></draw:line><draw:custom-shape draw:name="Shape 2" draw:style-name="gr73" draw:text-style-name="P51" svg:width="0.475cm" svg:height="0.475cm" svg:x="16.02cm" svg:y="11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Line 1" draw:style-name="gr9" draw:text-style-name="P26" svg:x1="1.421cm" svg:y1="20.201cm" svg:x2="12.873cm" svg:y2="11.744cm"><text:p/></draw:line><draw:line draw:name="Line 2" draw:style-name="gr9" draw:text-style-name="P26" svg:x1="1.421cm" svg:y1="11.744cm" svg:x2="12.873cm" svg:y2="20.102cm"><text:p/></draw:line><draw:line draw:name="Line 3" draw:style-name="gr9" draw:text-style-name="P26" svg:x1="16.332cm" svg:y1="12.088cm" svg:x2="13.349cm" svg:y2="14.21cm"><text:p/></draw:line><draw:line draw:name="Line 4" draw:style-name="gr9" draw:text-style-name="P26" svg:x1="13.261cm" svg:y1="12.068cm" svg:x2="16.334cm" svg:y2="14.209cm"><text:p/></draw:line><draw:line draw:name="Line 5" draw:style-name="gr9" draw:text-style-name="P26" svg:x1="13.312cm" svg:y1="14.996cm" svg:x2="16.367cm" svg:y2="19.808cm"><text:p/></draw:line><draw:line draw:name="Line 6" draw:style-name="gr9" draw:text-style-name="P26" svg:x1="16.366cm" svg:y1="14.996cm" svg:x2="13.293cm" svg:y2="19.953cm"><text:p/></draw:line><draw:line draw:name="Line 7" draw:style-name="gr9" draw:text-style-name="P26" svg:x1="0.579cm" svg:y1="11.85cm" svg:x2="1.236cm" svg:y2="12.509cm"><text:p/></draw:line><draw:line draw:name="Line 8" draw:style-name="gr9" draw:text-style-name="P26" svg:x1="1.236cm" svg:y1="11.85cm" svg:x2="0.579cm" svg:y2="12.509cm"><text:p/></draw:line><draw:line draw:name="Diagonal line 1" draw:style-name="gr9" draw:text-style-name="P26" svg:x1="0.598cm" svg:y1="12.874cm" svg:x2="1.221cm" svg:y2="13.497cm"><text:p/></draw:line><draw:line draw:name="Diagonal line 2" draw:style-name="gr9" draw:text-style-name="P26" svg:x1="1.221cm" svg:y1="12.874cm" svg:x2="0.598cm" svg:y2="13.497cm"><text:p/></draw:line><draw:line draw:name="Diagonal line 3" draw:style-name="gr9" draw:text-style-name="P26" svg:x1="0.635cm" svg:y1="13.77cm" svg:x2="1.257cm" svg:y2="14.392cm"><text:p/></draw:line><draw:line draw:name="Diagonal line 4" draw:style-name="gr9" draw:text-style-name="P26" svg:x1="1.257cm" svg:y1="13.77cm" svg:x2="0.635cm" svg:y2="14.392cm"><text:p/></draw:line><draw:line draw:name="Diagonal line 5" draw:style-name="gr9" draw:text-style-name="P26" svg:x1="0.635cm" svg:y1="14.725cm" svg:x2="1.166cm" svg:y2="15.256cm"><text:p/></draw:line><draw:line draw:name="Diagonal line 6" draw:style-name="gr9" draw:text-style-name="P26" svg:x1="1.166cm" svg:y1="14.725cm" svg:x2="0.635cm" svg:y2="15.256cm"><text:p/></draw:line><draw:g draw:name="folder-home 1" draw:style-name="gr13"><draw:custom-shape draw:style-name="gr74" draw:text-style-name="P33" svg:width="0.967cm" svg:height="0.964cm" svg:x="0.455cm" svg:y="10.915cm"><text:p/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gon draw:style-name="gr17" draw:text-style-name="P36" svg:width="0.483cm" svg:height="0.483cm" draw:transform="rotate (1.5707963267949) translate (0.696489085326669cm 11.6390080785531cm)" svg:viewBox="0 0 484 484" draw:points="0,60 242,60 242,0 484,242 242,484 242,423 0,423"><text:p/></draw:polygon><draw:polygon draw:style-name="gr17" draw:text-style-name="P36" svg:width="0.181cm" svg:height="0.121cm" draw:transform="rotate (1.5707963267949) translate (0.87750604107436cm 11.6420080785531cm)" svg:viewBox="0 0 182 122" draw:points="0,122 182,121 182,0 0,0"><text:p/></draw:polygon><draw:polygon draw:style-name="gr17" draw:text-style-name="P36" svg:width="0.12cm" svg:height="0.059cm" draw:transform="rotate (1.5707963267949) translate (1.059491001933cm 11.3360224788257cm)" svg:viewBox="0 0 121 60" draw:points="60,0 121,0 121,60 0,60"><text:p/></draw:polygon></draw:g><draw:frame draw:name="Text Frame 1" draw:style-name="gr75" draw:text-style-name="P53" svg:width="2.915cm" svg:height="0.715cm" svg:x="12.961cm" svg:y="11.155cm"><draw:text-box><text:p text:style-name="P52">account</text:p></draw:text-box></draw:frame><draw:line draw:name="Line 9" draw:style-name="gr20" draw:text-style-name="P26" svg:x1="6.999cm" svg:y1="22.236cm" svg:x2="7.072cm" svg:y2="18.797cm"><text:p/></draw:line><draw:frame draw:name="Text Frame 4" draw:style-name="gr76" draw:text-style-name="P25" svg:width="7.711cm" svg:height="2.714cm" svg:x="2.031cm" svg:y="10.051cm"><draw:text-box><text:p><text:span text:style-name="T7">T a b s</text:span></text:p></draw:text-box></draw:frame></draw:g><draw:frame draw:name="Text Frame 5" draw:style-name="gr32" draw:text-style-name="P31" svg:width="5.375cm" svg:height="0.489cm" svg:x="4.765cm" svg:y="11.159cm"><draw:text-box><text:p>Open</text:p></draw:text-box></draw:frame></draw:g><draw:g text:anchor-type="paragraph" draw:z-index="23" draw:name="pen-arrow-left 1" draw:style-name="gr6"><draw:path draw:style-name="gr69" draw:text-style-name="P48" svg:width="1.848cm" svg:height="0.199cm" draw:transform="rotate (1.60605197768518) translate (7.43471122602456cm 10.7627820499625cm)" svg:viewBox="0 0 1849 200" svg:d="M1849 55l-1 1c-363 6-1257 34-1820-56-6 36-19 92-28 134 561-2 1271-21 1805 66 12-29 38-122 44-144z"><text:p/></draw:path><draw:path draw:style-name="gr69" draw:text-style-name="P48" svg:width="0.973cm" svg:height="0.913cm" draw:transform="skewX (-0.00575958653158128) rotate (1.60517931305918) translate (7.03284365826702cm 11.3257083549378cm)" svg:viewBox="0 0 974 914" svg:d="M261 500c218-102 492-244 662-353 22-47 36-106 51-147-313 285-768 373-920 412-14 37-35 85-54 116 333 71 618 244 908 386 20-45 41-93 61-140-238-102-485-179-708-274z"><text:p/></draw:path></draw:g><draw:line text:anchor-type="paragraph" draw:z-index="24" draw:name="Vertical line 6" draw:style-name="gr68" draw:text-style-name="P26" svg:x1="14.984cm" svg:y1="21.402cm" svg:x2="14.984cm" svg:y2="19.516cm"><text:p/></draw:line><draw:frame text:anchor-type="paragraph" draw:z-index="25" draw:name="Text Frame 6" draw:style-name="gr67" draw:text-style-name="P31" svg:width="3.523cm" svg:height="0.795cm" svg:x="13.478cm" svg:y="21.733cm"><draw:text-box><text:p>Properties</text:p></draw:text-box></draw:frame><draw:frame text:anchor-type="paragraph" draw:z-index="26" draw:name="Text Frame 7" draw:style-name="gr66" draw:text-style-name="P31" svg:width="4.929cm" svg:height="0.96cm" svg:x="4.648cm" svg:y="13.132cm"><draw:text-box><text:p text:style-name="P39">GRAPH</text:p></draw:text-box></draw:frame><draw:frame text:anchor-type="paragraph" draw:z-index="27" draw:name="Text Frame 8" draw:style-name="gr65" draw:text-style-name="P47" svg:width="15.267cm" svg:height="1.8cm" svg:x="0.924cm" svg:y="23.618cm"><draw:text-box><text:p text:style-name="P39"><text:span text:style-name="T12">1 - Cartesian Plane</text:span></text:p></draw:text-box></draw:frame><draw:custom-shape text:anchor-type="paragraph" draw:z-index="28" draw:name="Shape 44" draw:style-name="gr64" draw:text-style-name="P29" svg:width="5.903cm" svg:height="7.164cm" svg:x="-1.087cm" svg:y="17.408cm"><text:list text:style-name="L1"><text:list-item><text:p text:style-name="P14"/></text:list-item><text:list-item><text:p text:style-name="P15"/></text:list-item><text:list-item><text:p text:style-name="P15"/></text:list-item><text:list-item><text:p text:style-name="P15"/></text:list-item><text:list-item><text:p text:style-name="P15"/></text:list-item><text:list-item><text:p text:style-name="P13"/></text:list-item></text:list><draw:enhanced-geometry svg:viewBox="0 0 21600 21600" draw:type="rectangle" draw:enhanced-path="M 0 0 L 21600 0 21600 21600 0 21600 0 0 Z N"/></draw:custom-shape><draw:line text:anchor-type="paragraph" draw:z-index="30" draw:name="Line 33" draw:style-name="gr2" draw:text-style-name="P26" svg:x1="2.028cm" svg:y1="17.408cm" svg:x2="6.016cm" svg:y2="11.448cm"><text:p/></draw:line><draw:line text:anchor-type="paragraph" draw:z-index="37" draw:name="Line 34" draw:style-name="gr2" draw:text-style-name="P26" svg:x1="17.76cm" svg:y1="11.589cm" svg:x2="16.494cm" svg:y2="11.444cm"><text:p/></draw:line><draw:line text:anchor-type="paragraph" draw:z-index="38" draw:name="Line 35" draw:style-name="gr19" draw:text-style-name="P26" svg:x1="17.761cm" svg:y1="11.589cm" svg:x2="16.944cm" svg:y2="27.656cm"><text:p/></draw:line><text:s/></text:p>
      <text:p text:style-name="P3"><draw:g text:anchor-type="paragraph" draw:z-index="39" draw:name="DrawObject3" draw:style-name="gr6"><draw:custom-shape draw:name="Shape 40" draw:style-name="gr7" draw:text-style-name="P28" svg:width="17.559cm" svg:height="9.139cm" svg:x="-0.416cm" svg:y="2.208cm"><text:p/><draw:enhanced-geometry svg:viewBox="0 0 21600 21600" draw:type="rectangle" draw:enhanced-path="M 0 0 L 21600 0 21600 21600 0 21600 0 0 Z N"/></draw:custom-shape><draw:custom-shape draw:name="Shape 42" draw:style-name="gr8" draw:text-style-name="P29" svg:width="5.077cm" svg:height="1.059cm" svg:x="0.977cm" svg:y="8.514cm"><text:p/><draw:enhanced-geometry svg:viewBox="0 0 21600 21600" draw:type="rectangle" draw:enhanced-path="M 0 0 L 21600 0 21600 21600 0 21600 0 0 Z N"/></draw:custom-shape><draw:line draw:name="Line 31" draw:style-name="gr9" draw:text-style-name="P26" svg:x1="0.977cm" svg:y1="8.514cm" svg:x2="6.053cm" svg:y2="9.572cm"><text:p/></draw:line><draw:line draw:name="Line 32" draw:style-name="gr9" draw:text-style-name="P26" svg:x1="6.053cm" svg:y1="8.514cm" svg:x2="0.977cm" svg:y2="9.572cm"><text:p/></draw:line><draw:custom-shape draw:name="Shape 43" draw:style-name="gr10" draw:text-style-name="P29" svg:width="4.548cm" svg:height="4.306cm" svg:x="1.122cm" svg:y="3.764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frame draw:name="Text Frame 22" draw:style-name="gr11" draw:text-style-name="P31" svg:width="7.072cm" svg:height="1.131cm" svg:x="7.929cm" svg:y="3.746cm"><draw:text-box><text:p text:style-name="P30">FEEDBACK</text:p></draw:text-box></draw:frame><draw:line draw:name="Horizontal line 35" draw:style-name="gr9" draw:text-style-name="P26" svg:x1="8.987cm" svg:y1="5.334cm" svg:x2="15.771cm" svg:y2="5.334cm"><text:p/></draw:line><draw:line draw:name="Horizontal line 36" draw:style-name="gr9" draw:text-style-name="P26" svg:x1="8.941cm" svg:y1="6.126cm" svg:x2="15.653cm" svg:y2="6.126cm"><text:p/></draw:line><draw:line draw:name="Horizontal line 37" draw:style-name="gr9" draw:text-style-name="P26" svg:x1="9.012cm" svg:y1="7.306cm" svg:x2="15.674cm" svg:y2="7.306cm"><text:p/></draw:line><draw:custom-shape draw:name="Shape 41" draw:style-name="gr12" draw:text-style-name="P32" svg:width="2.574cm" svg:height="0.795cm" svg:x="13.799cm" svg:y="8.724cm"><text:p text:style-name="P16"><text:span text:style-name="T1">SEND</text:span></text:p><draw:enhanced-geometry svg:viewBox="0 0 21600 21600" draw:type="rectangle" draw:enhanced-path="M 0 0 L 21600 0 21600 21600 0 21600 0 0 Z N"/></draw:custom-shape><draw:g draw:name="folder-new 1" draw:style-name="gr13"><draw:custom-shape draw:style-name="gr14" draw:text-style-name="P33" svg:width="1.001cm" svg:height="1.001cm" svg:x="4.865cm" svg:y="7.337cm"><text:p/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5" draw:text-style-name="P34" svg:x1="5.492cm" svg:y1="8.087cm" svg:x2="5.492cm" svg:y2="7.837cm"><text:p/></draw:line><draw:line draw:style-name="gr15" draw:text-style-name="P34" svg:x1="5.617cm" svg:y1="7.962cm" svg:x2="5.367cm" svg:y2="7.962cm"><text:p/></draw:line><draw:polyline draw:style-name="gr15" draw:text-style-name="P34" svg:width="0.374cm" svg:height="0.499cm" draw:transform="rotate (1.5707963267949) translate (5.11633333333333cm 8.08515277777779cm)" svg:viewBox="0 0 375 500" draw:points="250,500 375,500 375,0 0,0 0,250"><text:p/></draw:polyline><draw:polygon draw:style-name="gr16" draw:text-style-name="P35" svg:width="0.311cm" svg:height="0.124cm" draw:transform="rotate (-3.14159265358979) translate (5.42833333333333cm 7.71215277777782cm)" svg:viewBox="0 0 312 125" draw:points="62,125 312,125 312,0 0,0"><text:p/></draw:polygon></draw:g><draw:g draw:name="edit-clear-all 1" draw:style-name="gr13"><draw:custom-shape draw:style-name="gr14" draw:text-style-name="P33" svg:width="1.001cm" svg:height="1.001cm" svg:x="6.259cm" svg:y="8.424cm"><text:p/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gon draw:style-name="gr17" draw:text-style-name="P36" svg:width="0.265cm" svg:height="0.309cm" draw:transform="rotate (-2.35619449019235) translate (6.85304166666664cm 9.07975000000005cm)" svg:viewBox="0 0 266 310" draw:points="0,310 221,265 265,221 266,133 133,0 133,89 1,45"><text:p/></draw:polygon><draw:polygon draw:style-name="gr17" draw:text-style-name="P36" svg:width="0.312cm" svg:height="0.311cm" draw:transform="rotate (-3.14159265358979) translate (7.00904166666666cm 8.98575000000001cm)" svg:viewBox="0 0 313 312" draw:points="0,312 63,312 313,62 250,0 0,250"><text:p/></draw:polygon></draw:g><draw:frame draw:name="Text Frame 23" draw:style-name="gr18" draw:text-style-name="P37" svg:width="16.356cm" svg:height="1.733cm" svg:x="0.365cm" svg:y="11.735cm"><draw:text-box><text:p text:style-name="P30"><text:span text:style-name="T8">PROFILE</text:span></text:p></draw:text-box></draw:frame></draw:g><draw:line text:anchor-type="paragraph" draw:z-index="41" draw:name="Line 36" draw:style-name="gr2" draw:text-style-name="P26" svg:x1="16.75cm" svg:y1="-1.969cm" svg:x2="15.212cm" svg:y2="2.208cm"><text:p/></draw:line></text:p>
      <text:p text:style-name="P4">2 – GRAPH</text:p>
      <text:p text:style-name="P5"/>
      <text:p text:style-name="P5"><draw:g text:anchor-type="paragraph" draw:z-index="36" draw:name="DrawObject2" draw:style-name="gr6"><draw:line draw:name="Horizontal line 16" draw:style-name="gr20" draw:text-style-name="P26" svg:x1="1.816cm" svg:y1="14.074cm" svg:x2="16.95cm" svg:y2="14.074cm"><text:p/></draw:line><draw:custom-shape draw:name="Shape 12" draw:style-name="gr21" draw:text-style-name="P28" svg:width="16.802cm" svg:height="9.658cm" svg:x="0.468cm" svg:y="6.638cm"><text:p/><draw:enhanced-geometry svg:viewBox="0 0 21600 21600" draw:type="rectangle" draw:enhanced-path="M 0 0 L 21600 0 21600 21600 0 21600 0 0 Z N"/></draw:custom-shape><draw:custom-shape draw:name="Shape 13" draw:style-name="gr22" draw:text-style-name="P38" svg:width="6.113cm" svg:height="5.266cm" svg:x="10.416cm" svg:y="10.767cm"><text:p/><draw:enhanced-geometry svg:viewBox="0 0 21600 21600" draw:type="rectangle" draw:enhanced-path="M 0 0 L 21600 0 21600 21600 0 21600 0 0 Z N"/></draw:custom-shape><draw:line draw:name="Horizontal line 11" draw:style-name="gr9" draw:text-style-name="P26" svg:x1="10.415cm" svg:y1="11.453cm" svg:x2="16.527cm" svg:y2="11.453cm"><text:p/></draw:line><draw:line draw:name="Vertical line 7" draw:style-name="gr9" draw:text-style-name="P26" svg:x1="15.92cm" svg:y1="10.766cm" svg:x2="15.92cm" svg:y2="11.454cm"><text:p/></draw:line><draw:line draw:name="Vertical line 8" draw:style-name="gr9" draw:text-style-name="P26" svg:x1="15.18cm" svg:y1="10.766cm" svg:x2="15.18cm" svg:y2="11.454cm"><text:p/></draw:line><draw:custom-shape draw:name="Shape 14" draw:style-name="gr23" draw:text-style-name="P28" svg:width="5.054cm" svg:height="0.583cm" svg:x="10.998cm" svg:y="12.274cm"><text:p/><draw:enhanced-geometry svg:viewBox="0 0 21600 21600" draw:type="rectangle" draw:enhanced-path="M 0 0 L 21600 0 21600 21600 0 21600 0 0 Z N"/></draw:custom-shape><draw:custom-shape draw:name="Shape 15" draw:style-name="gr23" draw:text-style-name="P28" svg:width="5.054cm" svg:height="0.583cm" svg:x="10.998cm" svg:y="13.517cm"><text:p/><draw:enhanced-geometry svg:viewBox="0 0 21600 21600" draw:type="rectangle" draw:enhanced-path="M 0 0 L 21600 0 21600 21600 0 21600 0 0 Z N"/></draw:custom-shape><draw:custom-shape draw:name="Shape 16" draw:style-name="gr24" draw:text-style-name="P28" svg:width="5.001cm" svg:height="1.006cm" svg:x="11.078cm" svg:y="14.549cm"><text:p/><draw:enhanced-geometry svg:viewBox="0 0 21600 21600" draw:type="rectangle" draw:enhanced-path="M 0 0 L 21600 0 21600 21600 0 21600 0 0 Z N"/></draw:custom-shape><draw:line draw:name="Line 20" draw:style-name="gr9" draw:text-style-name="P26" svg:x1="10.997cm" svg:y1="12.275cm" svg:x2="16.051cm" svg:y2="12.857cm"><text:p/></draw:line><draw:line draw:name="Line 21" draw:style-name="gr9" draw:text-style-name="P26" svg:x1="16.051cm" svg:y1="12.275cm" svg:x2="10.997cm" svg:y2="12.857cm"><text:p/></draw:line><draw:line draw:name="Line 22" draw:style-name="gr9" draw:text-style-name="P26" svg:x1="10.997cm" svg:y1="13.516cm" svg:x2="16.051cm" svg:y2="14.098cm"><text:p/></draw:line><draw:line draw:name="Line 23" draw:style-name="gr9" draw:text-style-name="P26" svg:x1="16.051cm" svg:y1="13.516cm" svg:x2="10.997cm" svg:y2="14.098cm"><text:p/></draw:line><draw:line draw:name="Line 24" draw:style-name="gr9" draw:text-style-name="P26" svg:x1="11.079cm" svg:y1="14.548cm" svg:x2="16.08cm" svg:y2="15.553cm"><text:p/></draw:line><draw:line draw:name="Line 25" draw:style-name="gr9" draw:text-style-name="P26" svg:x1="16.08cm" svg:y1="14.548cm" svg:x2="11.079cm" svg:y2="15.553cm"><text:p/></draw:line><draw:line draw:name="Vertical line 9" draw:style-name="gr9" draw:text-style-name="P26" svg:x1="1.367cm" svg:y1="6.637cm" svg:x2="1.367cm" svg:y2="16.294cm"><text:p/></draw:line><draw:line draw:name="Horizontal line 12" draw:style-name="gr9" draw:text-style-name="P26" svg:x1="0.469cm" svg:y1="7.51cm" svg:x2="17.27cm" svg:y2="7.51cm"><text:p/></draw:line><draw:line draw:name="Horizontal line 13" draw:style-name="gr9" draw:text-style-name="P26" svg:x1="0.469cm" svg:y1="8.489cm" svg:x2="1.369cm" svg:y2="8.489cm"><text:p/></draw:line><draw:line draw:name="Horizontal line 14" draw:style-name="gr9" draw:text-style-name="P26" svg:x1="0.469cm" svg:y1="9.6cm" svg:x2="1.369cm" svg:y2="9.6cm"><text:p/></draw:line><draw:line draw:name="Horizontal line 15" draw:style-name="gr9" draw:text-style-name="P26" svg:x1="0.469cm" svg:y1="10.555cm" svg:x2="1.369cm" svg:y2="10.555cm"><text:p/></draw:line><draw:frame draw:name="Text Frame 9" draw:style-name="gr25" draw:text-style-name="P31" svg:width="8.071cm" svg:height="1.297cm" draw:transform="rotate (-1.5707963267949) translate (0.254cm 7.56808333333333cm)"><draw:text-box><text:p>T O O L S</text:p></draw:text-box></draw:frame><draw:g draw:name="folder-home 2" draw:style-name="gr13"><draw:custom-shape draw:style-name="gr26" draw:text-style-name="P33" svg:width="1.001cm" svg:height="0.999cm" svg:x="0.367cm" svg:y="6.638cm"><text:p/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gon draw:style-name="gr17" draw:text-style-name="P36" svg:width="0.499cm" svg:height="0.499cm" draw:transform="rotate (1.5707963267949) translate (0.620541666666655cm 7.38763888888893cm)" svg:viewBox="0 0 500 500" draw:points="0,62 250,62 250,0 500,250 250,500 250,437 0,437"><text:p/></draw:polygon><draw:polygon draw:style-name="gr17" draw:text-style-name="P36" svg:width="0.187cm" svg:height="0.125cm" draw:transform="rotate (1.5707963267949) translate (0.807541666666667cm 7.38863888888893cm)" svg:viewBox="0 0 188 126" draw:points="0,126 188,125 188,0 0,0"><text:p/></draw:polygon><draw:polygon draw:style-name="gr17" draw:text-style-name="P36" svg:width="0.124cm" svg:height="0.061cm" draw:transform="rotate (1.5707963267949) translate (0.994541666666662cm 7.07263888888888cm)" svg:viewBox="0 0 125 62" draw:points="62,0 125,0 125,62 0,62"><text:p/></draw:polygon></draw:g><draw:line draw:name="Vertical line 10" draw:style-name="gr9" draw:text-style-name="P26" svg:x1="13.275cm" svg:y1="6.637cm" svg:x2="13.275cm" svg:y2="7.51cm"><text:p/></draw:line><draw:custom-shape draw:name="Shape 17" draw:style-name="gr27" draw:text-style-name="P26" svg:width="0.609cm" svg:height="0.609cm" svg:x="16.369cm" svg:y="6.8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Vertical line 11" draw:style-name="gr20" draw:text-style-name="P26" svg:x1="2.451cm" svg:y1="15.13cm" svg:x2="2.451cm" svg:y2="8.198cm"><text:p/></draw:line><draw:custom-shape draw:name="Shape 18" draw:style-name="gr28" svg:width="0.636cm" svg:height="1.747cm" svg:x="3.087cm" svg:y="12.328cm"><text:p/><draw:enhanced-geometry svg:viewBox="0 0 21600 21600" draw:type="rectangle" draw:enhanced-path="M 0 0 L 21600 0 21600 21600 0 21600 0 0 Z N"/></draw:custom-shape><draw:custom-shape draw:name="Shape 19" draw:style-name="gr29" svg:width="0.821cm" svg:height="3.705cm" svg:x="4.278cm" svg:y="10.369cm"><text:p/><draw:enhanced-geometry svg:viewBox="0 0 21600 21600" draw:type="rectangle" draw:enhanced-path="M 0 0 L 21600 0 21600 21600 0 21600 0 0 Z N"/></draw:custom-shape><draw:custom-shape draw:name="Shape 20" draw:style-name="gr30" svg:width="0.662cm" svg:height="2.594cm" svg:x="5.761cm" svg:y="11.48cm"><text:p/><draw:enhanced-geometry svg:viewBox="0 0 21600 21600" draw:type="rectangle" draw:enhanced-path="M 0 0 L 21600 0 21600 21600 0 21600 0 0 Z N"/></draw:custom-shape><draw:custom-shape draw:name="Shape 21" draw:style-name="gr31" svg:width="0.715cm" svg:height="3.017cm" svg:x="7.135cm" svg:y="11.058cm"><text:p/><draw:enhanced-geometry svg:viewBox="0 0 21600 21600" draw:type="rectangle" draw:enhanced-path="M 0 0 L 21600 0 21600 21600 0 21600 0 0 Z N"/></draw:custom-shape><draw:frame draw:name="Text Frame 10" draw:style-name="gr32" draw:text-style-name="P31" svg:width="4.155cm" svg:height="0.489cm" svg:x="10.76cm" svg:y="10.898cm"><draw:text-box><text:p>DATA</text:p></draw:text-box></draw:frame><draw:line draw:name="Horizontal line 17" draw:style-name="gr9" draw:text-style-name="P26" svg:x1="3.168cm" svg:y1="14.656cm" svg:x2="3.644cm" svg:y2="14.656cm"><text:p/></draw:line><draw:line draw:name="Horizontal line 18" draw:style-name="gr9" draw:text-style-name="P26" svg:x1="4.041cm" svg:y1="14.628cm" svg:x2="4.464cm" svg:y2="14.628cm"><text:p/></draw:line><draw:line draw:name="Horizontal line 19" draw:style-name="gr9" draw:text-style-name="P26" svg:x1="4.991cm" svg:y1="14.628cm" svg:x2="5.441cm" svg:y2="14.628cm"><text:p/></draw:line><draw:line draw:name="Horizontal line 20" draw:style-name="gr9" draw:text-style-name="P26" svg:x1="5.84cm" svg:y1="14.628cm" svg:x2="6.449cm" svg:y2="14.628cm"><text:p/></draw:line><draw:line draw:name="Horizontal line 21" draw:style-name="gr9" draw:text-style-name="P26" svg:x1="6.819cm" svg:y1="14.576cm" svg:x2="7.401cm" svg:y2="14.576cm"><text:p/></draw:line><draw:line draw:name="Horizontal line 22" draw:style-name="gr9" draw:text-style-name="P26" svg:x1="7.798cm" svg:y1="14.603cm" svg:x2="8.089cm" svg:y2="14.603cm"><text:p/></draw:line><draw:frame draw:name="Text Frame 11" draw:style-name="gr33" draw:text-style-name="P40" svg:width="16.537cm" svg:height="1.694cm" svg:x="0.521cm" svg:y="17.221cm"><draw:text-box><text:p text:style-name="P39"><text:span text:style-name="T9">2 - GRAPH</text:span></text:p></draw:text-box></draw:frame></draw:g>We will take data from a form and construct the graph of any type using that data</text:p>
      <text:p text:style-name="P10">types - </text:p>
      <text:list text:style-name="L4">
        <text:list-item>
          <text:p text:style-name="P19">bar</text:p>
        </text:list-item>
        <text:list-item>
          <text:p text:style-name="P19">histogram</text:p>
        </text:list-item>
        <text:list-item>
          <text:p text:style-name="P19">pie</text:p>
        </text:list-item>
        <text:list-item>
          <text:p text:style-name="P19">line</text:p>
        </text:list-item>
        <text:list-item>
          <text:p text:style-name="P19">functional (like x<text:span text:style-name="T4">2</text:span><text:span text:style-name="T5">, log(x)</text:span>),etc</text:p>
        </text:list-item>
      </text:list>
      <text:p text:style-name="P4">3 – CURVES &amp; TIME FUNCTION </text:p>
      <text:p text:style-name="P5"/>
      <text:p text:style-name="P5">cubic b<text:span text:style-name="T3">e</text:span>zier curve</text:p>
      <text:p text:style-name="P5">quadratic b<text:span text:style-name="T3">e</text:span>zier curve</text:p>
      <text:p text:style-name="P5"/>
      <text:p text:style-name="P5">time function like - </text:p>
      <text:list text:style-name="L5">
        <text:list-item>
          <text:p text:style-name="P20">linear</text:p>
        </text:list-item>
        <text:list-item>
          <text:p text:style-name="P20">ease in</text:p>
        </text:list-item>
        <text:list-item>
          <text:p text:style-name="P20">bounce</text:p>
        </text:list-item>
        <text:list-item>
          <text:p text:style-name="P20">etc</text:p>
        </text:list-item>
      </text:list>
      <text:p text:style-name="P5"/>
      <text:p text:style-name="P5"><draw:g text:anchor-type="paragraph" draw:z-index="31" draw:name="DrawObject7" draw:style-name="gr6"><draw:custom-shape draw:name="Shape 22" draw:style-name="gr57" draw:text-style-name="P28" svg:width="16.902cm" svg:height="9.432cm" svg:x="0.002cm" svg:y="1.697cm"><text:p/><draw:enhanced-geometry svg:viewBox="0 0 21600 21600" draw:type="rectangle" draw:enhanced-path="M 0 0 L 21600 0 21600 21600 0 21600 0 0 Z N"/></draw:custom-shape><draw:line draw:name="Horizontal line 23" draw:style-name="gr9" draw:text-style-name="P26" svg:x1="0.001cm" svg:y1="2.568cm" svg:x2="16.903cm" svg:y2="2.568cm"><text:p/></draw:line><draw:line draw:name="Vertical line 12" draw:style-name="gr9" draw:text-style-name="P26" svg:x1="11.611cm" svg:y1="1.697cm" svg:x2="11.611cm" svg:y2="11.129cm"><text:p/></draw:line><draw:line draw:name="Horizontal line 24" draw:style-name="gr9" draw:text-style-name="P26" svg:x1="16.903cm" svg:y1="3.75cm" svg:x2="11.611cm" svg:y2="3.75cm"><text:p/></draw:line><draw:line draw:name="Horizontal line 25" draw:style-name="gr9" draw:text-style-name="P26" svg:x1="16.903cm" svg:y1="4.84cm" svg:x2="11.611cm" svg:y2="4.84cm"><text:p/></draw:line><draw:line draw:name="Horizontal line 26" draw:style-name="gr9" draw:text-style-name="P26" svg:x1="16.903cm" svg:y1="5.93cm" svg:x2="11.611cm" svg:y2="5.93cm"><text:p/></draw:line><draw:line draw:name="Horizontal line 27" draw:style-name="gr9" draw:text-style-name="P26" svg:x1="16.903cm" svg:y1="6.802cm" svg:x2="11.611cm" svg:y2="6.802cm"><text:p/></draw:line><draw:line draw:name="Horizontal line 28" draw:style-name="gr9" draw:text-style-name="P26" svg:x1="16.903cm" svg:y1="7.641cm" svg:x2="11.611cm" svg:y2="7.641cm"><text:p/></draw:line><draw:line draw:name="Horizontal line 29" draw:style-name="gr9" draw:text-style-name="P26" svg:x1="16.903cm" svg:y1="8.451cm" svg:x2="11.611cm" svg:y2="8.451cm"><text:p/></draw:line><draw:line draw:name="Horizontal line 30" draw:style-name="gr9" draw:text-style-name="P26" svg:x1="16.903cm" svg:y1="9.167cm" svg:x2="11.611cm" svg:y2="9.167cm"><text:p/></draw:line><draw:custom-shape draw:name="Shape 23" draw:style-name="gr58" draw:text-style-name="P41" svg:width="10.178cm" svg:height="6.599cm" svg:x="0.718cm" svg:y="3.533cm"><text:p/><draw:enhanced-geometry svg:viewBox="0 0 21600 21600" draw:type="rectangle" draw:enhanced-path="M 0 0 L 21600 0 21600 21600 0 21600 0 0 Z N"/></draw:custom-shape><draw:path draw:name="Bézier curve 1" draw:style-name="gr59" draw:text-style-name="P26" svg:width="5.632cm" svg:height="6.267cm" draw:transform="rotate (-1.33552594362606) translate (7.46586956144862cm 3.50247469279434cm)" svg:viewBox="0 0 5633 6268" svg:d="M0 6268c3874 0 5633-6268 5633-6268"><text:p/></draw:path><draw:frame draw:name="Text Frame 12" draw:style-name="gr60" draw:text-style-name="P31" svg:width="4.234cm" svg:height="0.717cm" svg:x="12.109cm" svg:y="2.785cm"><draw:text-box><text:p text:style-name="P39">TYPES</text:p></draw:text-box></draw:frame><draw:line draw:name="Horizontal line 31" draw:style-name="gr61" draw:text-style-name="P26" svg:x1="11.611cm" svg:y1="5.618cm" svg:x2="10.895cm" svg:y2="5.618cm"><text:p/></draw:line><draw:frame draw:name="Text Frame 13" draw:style-name="gr62" draw:text-style-name="P37" svg:width="16.717cm" svg:height="1.138cm" svg:x="0.11cm" svg:y="11.416cm"><draw:text-box><text:p text:style-name="P30"><text:span text:style-name="T8">3 – CURVES &amp; TIME FUNCTION</text:span></text:p></draw:text-box></draw:frame></draw:g>according to what user select this curves will be displayed</text:p>
      <text:p text:style-name="P4">4 – Fourier series</text:p>
      <text:p text:style-name="P5"/>
      <text:p text:style-name="P6">A Fourier series is an expansion of a periodic function into a sum of trigonometric functions.</text:p>
      <text:p text:style-name="P6">They express the sum of sine and cosine function a way that a wave is formed</text:p>
      <text:p text:style-name="P6"/>
      <text:p text:style-name="P6"><draw:g text:anchor-type="paragraph" draw:z-index="35" draw:name="DrawObject4" draw:style-name="gr6"><draw:custom-shape draw:name="Shape 32" draw:style-name="gr34" draw:text-style-name="P28" svg:width="17.031cm" svg:height="8.684cm" svg:x="-0.423cm" svg:y="3.926cm"><text:p/><draw:enhanced-geometry svg:viewBox="0 0 21600 21600" draw:type="rectangle" draw:enhanced-path="M 0 0 L 21600 0 21600 21600 0 21600 0 0 Z N"/></draw:custom-shape><draw:line draw:name="Line 28" draw:style-name="gr9" draw:text-style-name="P26" svg:x1="-0.423cm" svg:y1="4.72cm" svg:x2="16.607cm" svg:y2="4.792cm"><text:p/></draw:line><draw:line draw:name="Line 29" draw:style-name="gr9" draw:text-style-name="P26" svg:x1="11.386cm" svg:y1="3.926cm" svg:x2="11.291cm" svg:y2="12.61cm"><text:p/></draw:line><draw:custom-shape draw:name="Shape 33" draw:style-name="gr35" draw:text-style-name="P26" svg:width="0.53cm" svg:height="0.53cm" svg:x="15.572cm" svg:y="4.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34" draw:style-name="gr36" svg:width="3.151cm" svg:height="0.579cm" svg:x="13.023cm" svg:y="5.418cm"><text:p/><draw:enhanced-geometry svg:viewBox="0 0 21600 21600" draw:type="rectangle" draw:enhanced-path="M 0 0 L 21600 0 21600 21600 0 21600 0 0 Z N"/></draw:custom-shape><draw:custom-shape draw:name="Shape 35" draw:style-name="gr37" svg:width="3.128cm" svg:height="0.602cm" svg:x="13.071cm" svg:y="6.454cm"><text:p/><draw:enhanced-geometry svg:viewBox="0 0 21600 21600" draw:type="rectangle" draw:enhanced-path="M 0 0 L 21600 0 21600 21600 0 21600 0 0 Z N"/></draw:custom-shape><draw:custom-shape draw:name="Shape 36" draw:style-name="gr37" svg:width="3.128cm" svg:height="0.602cm" svg:x="13.071cm" svg:y="7.487cm"><text:p/><draw:enhanced-geometry svg:viewBox="0 0 21600 21600" draw:type="rectangle" draw:enhanced-path="M 0 0 L 21600 0 21600 21600 0 21600 0 0 Z N"/></draw:custom-shape><draw:frame draw:name="Text Frame 20" draw:style-name="gr38" draw:text-style-name="P31" svg:width="0.722cm" svg:height="2.622cm" svg:x="11.988cm" svg:y="5.371cm"><draw:text-box><text:p>A</text:p><text:p/><text:p>B</text:p><text:p/><text:p>C</text:p></draw:text-box></draw:frame><draw:line draw:name="Line 30" draw:style-name="gr9" draw:text-style-name="P26" svg:x1="11.386cm" svg:y1="8.928cm" svg:x2="16.607cm" svg:y2="8.905cm"><text:p/></draw:line><draw:custom-shape draw:name="Shape 37" draw:style-name="gr39" draw:text-style-name="P41" svg:width="11.113cm" svg:height="7.049cm" svg:x="0.009cm" svg:y="5.154cm"><text:p/><draw:enhanced-geometry svg:viewBox="0 0 21600 21600" draw:type="rectangle" draw:enhanced-path="M 0 0 L 21600 0 21600 21600 0 21600 0 0 Z N"/></draw:custom-shape><draw:custom-shape draw:name="Shape 38" draw:style-name="gr40" draw:text-style-name="P42" svg:width="3.608cm" svg:height="3.608cm" svg:x="0.635cm" svg:y="6.8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39" draw:style-name="gr41" draw:text-style-name="P42" svg:width="0.77cm" svg:height="0.77cm" svg:x="2.562cm" svg:y="6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Horizontal line 34" draw:style-name="gr20" draw:text-style-name="P26" svg:x1="3.332cm" svg:y1="6.646cm" svg:x2="6.65cm" svg:y2="6.646cm"><text:p/></draw:line><draw:path draw:name="Bézier curve 2" draw:style-name="gr9" draw:text-style-name="P26" svg:width="4.871cm" svg:height="3.052cm" draw:transform="rotate (-1.06569804126774) translate (8.61215016686305cm 5.54327033338471cm)" svg:viewBox="0 0 4872 3053" svg:d="M0 2327c262-4 527 20 784 77 260 57 527 86 790 160 239 68 434 240 664 341s469 176 748 138c311-42 490-344 413-596-78-254-326-392-527-539-198-146-386-293-587-434-211-149-390-347-546-550-141-183-409-601-10-775 292-129 581-159 876-146 241 9 474 117 691 242 208 120 407 295 665 287 293-8 628-67 831-310l80-93"><text:p/></draw:path><draw:frame draw:name="Text Frame 21" draw:style-name="gr42" draw:text-style-name="P43" svg:width="14.987cm" svg:height="1.276cm" svg:x="1.02cm" svg:y="13.215cm"><draw:text-box><text:p text:style-name="P26"><text:span text:style-name="T8">4 – FOURIER SERIES</text:span></text:p></draw:text-box></draw:frame></draw:g><draw:frame text:anchor-type="paragraph" draw:z-index="46" draw:name="Text Frame 24" draw:style-name="gr1" draw:text-style-name="P25" svg:width="4.146cm" svg:height="0.823cm" svg:x="12.072cm" svg:y="9.442cm"><draw:text-box><text:p><text:span text:style-name="T7">INPUT</text:span></text:p></draw:text-box></draw:frame>It is said that Fourier series or Fourier transform can construct any type of i.e. every wave is addition of multiple sine ways</text:p>
      <text:p text:style-name="P7">5 – PHYSICS SIMULATION </text:p>
      <text:p text:style-name="P6"/>
      <text:p text:style-name="P8">We are going to give dynamic options to control a small physics world</text:p>
      <text:p text:style-name="P8"/>
      <text:p text:style-name="P8"><draw:g text:anchor-type="paragraph" draw:z-index="32" draw:name="DrawObject5" draw:style-name="gr6"><draw:custom-shape draw:name="Shape 29" draw:style-name="gr51" draw:text-style-name="P28" svg:width="17.276cm" svg:height="10.427cm" svg:x="-0.432cm" svg:y="4.244cm"><text:p/><draw:enhanced-geometry svg:viewBox="0 0 21600 21600" draw:type="rectangle" draw:enhanced-path="M 0 0 L 21600 0 21600 21600 0 21600 0 0 Z N"/></draw:custom-shape><draw:line draw:name="Horizontal line 33" draw:style-name="gr9" draw:text-style-name="P26" svg:x1="-0.433cm" svg:y1="5.272cm" svg:x2="16.843cm" svg:y2="5.272cm"><text:p/></draw:line><draw:line draw:name="Vertical line 14" draw:style-name="gr9" draw:text-style-name="P26" svg:x1="12.176cm" svg:y1="4.244cm" svg:x2="12.176cm" svg:y2="5.272cm"><text:p/></draw:line><draw:line draw:name="Vertical line 15" draw:style-name="gr9" draw:text-style-name="P26" svg:x1="2.587cm" svg:y1="5.272cm" svg:x2="2.587cm" svg:y2="14.67cm"><text:p/></draw:line><draw:custom-shape draw:name="Shape 30" draw:style-name="gr52" draw:text-style-name="P41" svg:width="9.804cm" svg:height="7.596cm" svg:x="3.117cm" svg:y="6.082cm"><text:p/><draw:enhanced-geometry svg:viewBox="0 0 21600 21600" draw:type="rectangle" draw:enhanced-path="M 0 0 L 21600 0 21600 21600 0 21600 0 0 Z N"/></draw:custom-shape><draw:line draw:name="Vertical line 16" draw:style-name="gr9" draw:text-style-name="P26" svg:x1="13.606cm" svg:y1="5.272cm" svg:x2="13.606cm" svg:y2="14.67cm"><text:p/></draw:line><draw:frame draw:name="Text Frame 16" draw:style-name="gr53" draw:text-style-name="P31" svg:width="2.46cm" svg:height="1.403cm" svg:x="-0.09cm" svg:y="5.992cm"><draw:text-box><text:p>OPTIONS</text:p></draw:text-box></draw:frame><draw:frame draw:name="Text Frame 17" draw:style-name="gr54" draw:text-style-name="P31" svg:width="2.77cm" svg:height="1.93cm" svg:x="13.887cm" svg:y="5.9cm"><draw:text-box><text:p>PROPERTIES</text:p></draw:text-box></draw:frame><draw:custom-shape draw:name="Shape 31" draw:style-name="gr35" draw:text-style-name="P26" svg:width="0.53cm" svg:height="0.53cm" svg:x="16.004cm" svg:y="4.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Text Frame 18" draw:style-name="gr55" draw:text-style-name="P31" svg:width="9.993cm" svg:height="0.747cm" svg:x="0.72cm" svg:y="4.375cm"><draw:text-box><text:p>PHYSICS SIMULATION</text:p></draw:text-box></draw:frame><draw:frame draw:name="Text Frame 19" draw:style-name="gr56" draw:text-style-name="P44" svg:width="15.969cm" svg:height="1.65cm" svg:x="0.065cm" svg:y="14.942cm"><draw:text-box><text:p text:style-name="P30"><text:span text:style-name="T10">5 – PHYSICS SIMULATIONS</text:span></text:p></draw:text-box></draw:frame></draw:g><draw:custom-shape text:anchor-type="paragraph" draw:z-index="42" draw:name="Shape 45" draw:style-name="gr4" svg:width="0.772cm" svg:height="0.839cm" svg:x="4.344cm" svg:y="11.922cm"><text:p/><draw:enhanced-geometry svg:viewBox="0 0 21600 21600" draw:type="rectangle" draw:enhanced-path="M 0 0 L 21600 0 21600 21600 0 21600 0 0 Z N"/></draw:custom-shape><draw:custom-shape text:anchor-type="paragraph" draw:z-index="43" draw:name="Shape 46" draw:style-name="gr3" svg:width="2.338cm" svg:height="2.139cm" svg:x="5.777cm" svg:y="10.622cm"><text:p/><draw:enhanced-geometry svg:viewBox="0 0 21600 21600" draw:type="rectangle" draw:enhanced-path="M 0 0 L 21600 0 21600 21600 0 21600 0 0 Z N"/></draw:custom-shape><draw:line text:anchor-type="paragraph" draw:z-index="44" draw:name="Line 37" draw:style-name="gr2" draw:text-style-name="P26" svg:x1="4.344cm" svg:y1="12.386cm" svg:x2="3.395cm" svg:y2="12.407cm"><text:p/></draw:line><draw:line text:anchor-type="paragraph" draw:z-index="45" draw:name="Horizontal line 38" draw:style-name="gr2" draw:text-style-name="P26" svg:x1="8.114cm" svg:y1="12.121cm" svg:x2="9.79cm" svg:y2="12.121cm"><text:p/></draw:line>the option will be based on gravity, bounciness, friction, momentum, etc.</text:p>
      <text:p text:style-name="P9">6- CONWAY’S GAME OF LIFE</text:p>
      <text:p text:style-name="P8"/>
      <text:p text:style-name="P8">The game of life, also known simply as life, is cellular automaton devised by the British mathematician John Horton Conway in 1970. It is a zero-player game, meaning that its evolution is determined by its initial state.</text:p>
      <text:p text:style-name="P8"/>
      <text:p text:style-name="P8"><draw:g text:anchor-type="paragraph" draw:z-index="34" draw:name="DrawObject6" draw:style-name="gr6"><draw:custom-shape draw:name="Shape 24" draw:style-name="gr43" draw:text-style-name="P28" svg:width="17.183cm" svg:height="9.369cm" svg:x="-0.261cm" svg:y="2.872cm"><text:p/><draw:enhanced-geometry svg:viewBox="0 0 21600 21600" draw:type="rectangle" draw:enhanced-path="M 0 0 L 21600 0 21600 21600 0 21600 0 0 Z N"/></draw:custom-shape><draw:line draw:name="Horizontal line 32" draw:style-name="gr9" draw:text-style-name="P26" svg:x1="-0.261cm" svg:y1="3.773cm" svg:x2="16.921cm" svg:y2="3.773cm"><text:p/></draw:line><draw:custom-shape draw:name="Shape 25" draw:style-name="gr44" draw:text-style-name="P28" svg:width="3.705cm" svg:height="0.749cm" svg:x="0.704cm" svg:y="10.933cm"><text:p/><draw:enhanced-geometry svg:viewBox="0 0 21600 21600" draw:type="rectangle" draw:enhanced-path="M 0 0 L 21600 0 21600 21600 0 21600 0 0 Z N"/></draw:custom-shape><draw:custom-shape draw:name="Shape 26" draw:style-name="gr45" draw:text-style-name="P28" svg:width="5.261cm" svg:height="0.717cm" svg:x="5.592cm" svg:y="10.995cm"><text:p/><draw:enhanced-geometry svg:viewBox="0 0 21600 21600" draw:type="rectangle" draw:enhanced-path="M 0 0 L 21600 0 21600 21600 0 21600 0 0 Z N"/></draw:custom-shape><draw:custom-shape draw:name="Shape 27" draw:style-name="gr46" draw:text-style-name="P28" svg:width="4.266cm" svg:height="0.717cm" svg:x="11.568cm" svg:y="10.965cm"><text:p/><draw:enhanced-geometry svg:viewBox="0 0 21600 21600" draw:type="rectangle" draw:enhanced-path="M 0 0 L 21600 0 21600 21600 0 21600 0 0 Z N"/></draw:custom-shape><draw:line draw:name="Line 26" draw:style-name="gr9" draw:text-style-name="P26" svg:x1="-0.261cm" svg:y1="3.773cm" svg:x2="16.921cm" svg:y2="10.28cm"><text:p/></draw:line><draw:line draw:name="Line 27" draw:style-name="gr9" draw:text-style-name="P26" svg:x1="16.921cm" svg:y1="3.773cm" svg:x2="-0.261cm" svg:y2="10.933cm"><text:p/></draw:line><draw:frame draw:name="Text Frame 14" draw:style-name="gr47" draw:text-style-name="P25" svg:width="10.584cm" svg:height="0.902cm" svg:x="0.332cm" svg:y="2.872cm"><draw:text-box><text:p><text:span text:style-name="T7">CONWAY’S GAME OF LIFE</text:span></text:p></draw:text-box></draw:frame><draw:line draw:name="Vertical line 13" draw:style-name="gr9" draw:text-style-name="P26" svg:x1="12.781cm" svg:y1="2.871cm" svg:x2="12.781cm" svg:y2="3.772cm"><text:p/></draw:line><draw:custom-shape draw:name="Shape 28" draw:style-name="gr48" draw:text-style-name="P26" svg:width="0.56cm" svg:height="0.56cm" svg:x="16.02cm" svg:y="3.0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Text Frame 15" draw:style-name="gr49" draw:text-style-name="P44" svg:width="15.004cm" svg:height="1.34cm" svg:x="0.953cm" svg:y="12.739cm"><draw:text-box><text:p text:style-name="P30"><text:span text:style-name="T10">6 – GAME OF LIFE</text:span></text:p></draw:text-box></draw:frame></draw:g>This game if based on rules that will be explained later, Form this rule a whole universe of machine cells are born</text:p>
      <text:p text:style-name="P21">There is </text:p>
      <text:p text:style-name="P22"/>
      <text:p text:style-name="P22"/>
      <text:p text:style-name="P23">no limit </text:p>
      <text:p text:style-name="P22"/>
      <text:p text:style-name="P22"/>
      <text:p text:style-name="P22"/>
      <text:p text:style-name="P22">to add more visual rendering subject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oto Sans" svg:font-family="'Noto Sans'" style:font-family-generic="swiss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marker draw:name="Arrow" svg:viewBox="0 0 20 20" svg:d="M0 20l10-20 10 20z"/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IN" style:font-name-asian="Segoe UI1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1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8T02:16:55.391000000</dc:date>
    <meta:editing-duration>PT2H15M57S</meta:editing-duration>
    <meta:editing-cycles>18</meta:editing-cycles>
    <meta:generator>LibreOffice/7.4.3.2$Windows_X86_64 LibreOffice_project/1048a8393ae2eeec98dff31b5c133c5f1d08b890</meta:generator>
    <meta:document-statistic meta:table-count="0" meta:image-count="0" meta:object-count="0" meta:page-count="9" meta:paragraph-count="55" meta:word-count="324" meta:character-count="1760" meta:non-whitespace-character-count="1485"/>
  </office:meta>
</office:document-meta>
</file>